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fo:font-size="36pt" style:font-size-asian="36pt" style:font-size-complex="36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fo:font-size="36pt" style:font-size-asian="36pt" style:font-size-complex="36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fo:font-size="36pt" style:font-size-asian="36pt" style:font-size-complex="36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5_1" style:family="text">
      <style:text-properties fo:font-size="36pt" style:font-size-asian="36pt" style:font-size-complex="36pt" fo:font-weight="bold" style:font-weight-asian="bold" style:font-weight-complex="bold"/>
    </style:style>
    <style:style style:name="T5_2" style:family="text">
      <style:text-properties fo:font-size="36pt" style:font-size-asian="36pt" style:font-size-complex="36pt" fo:font-weight="bold" style:font-weight-asian="bold" style:font-weight-complex="bold"/>
    </style:style>
    <style:style style:name="T5_3" style:family="text">
      <style:text-properties fo:font-size="36pt" style:font-size-asian="36pt" style:font-size-complex="36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6_1" style:family="text">
      <style:text-properties fo:font-size="36pt" style:font-size-asian="36pt" style:font-size-complex="36pt" fo:font-weight="bold" style:font-weight-asian="bold" style:font-weight-complex="bold"/>
    </style:style>
    <style:style style:name="T6_2" style:family="text">
      <style:text-properties fo:font-size="36pt" style:font-size-asian="36pt" style:font-size-complex="36pt" fo:font-weight="bold" style:font-weight-asian="bold" style:font-weight-complex="bold"/>
    </style:style>
    <style:style style:name="P7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7_1" style:family="text">
      <style:text-properties fo:font-size="24pt" style:font-size-asian="24pt" style:font-size-complex="24pt"/>
    </style:style>
    <style:style style:name="T7_2" style:family="text">
      <style:text-properties fo:font-size="24pt" style:font-size-asian="24pt" style:font-size-complex="24pt"/>
    </style:style>
    <style:style style:name="P8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8_1" style:family="text">
      <style:text-properties fo:font-size="14pt" style:font-size-asian="14pt" style:font-size-complex="14pt"/>
    </style:style>
    <style:style style:name="T8_2" style:family="text">
      <style:text-properties fo:font-size="14pt" style:font-size-asian="14pt" style:font-size-complex="14pt"/>
    </style:style>
    <style:style style:name="T8_3" style:family="text">
      <style:text-properties fo:font-size="14pt" style:font-size-asian="14pt" style:font-size-complex="14pt"/>
    </style:style>
    <style:style style:name="T8_4" style:family="text">
      <style:text-properties fo:font-size="14pt" style:font-size-asian="14pt" style:font-size-complex="14pt"/>
    </style:style>
    <style:style style:name="T8_5" style:family="text"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18_1" style:family="text">
      <style:text-properties fo:font-size="14pt" style:font-size-asian="14pt" style:font-size-complex="14pt" fo:font-weight="bold" style:font-weight-asian="bold" style:font-weight-complex="bold"/>
    </style:style>
    <style:style style:name="T18_2" style:family="text">
      <style:text-properties fo:font-size="14pt" style:font-size-asian="14pt" style:font-size-complex="14pt" fo:font-weight="bold" style:font-weight-asian="bold" style:font-weight-complex="bold"/>
    </style:style>
    <style:style style:name="T18_3" style:family="text">
      <style:text-properties fo:font-size="14pt" style:font-size-asian="14pt" style:font-size-complex="14pt" fo:font-weight="bold" style:font-weight-asian="bold" style:font-weight-complex="bold"/>
    </style:style>
    <style:style style:name="T18_4" style:family="text">
      <style:text-properties fo:font-size="14pt" style:font-size-asian="14pt" style:font-size-complex="14pt" fo:font-weight="bold" style:font-weight-asian="bold" style:font-weight-complex="bold"/>
    </style:style>
    <style:style style:name="T18_5" style:family="text">
      <style:text-properties fo:font-size="14pt" style:font-size-asian="14pt" style:font-size-complex="14pt" fo:font-weight="bold" style:font-weight-asian="bold" style:font-weight-complex="bold"/>
    </style:style>
    <style:style style:name="T18_6" style:family="text">
      <style:text-properties fo:font-size="14pt" style:font-size-asian="14pt" style:font-size-complex="14pt" fo:font-weight="bold" style:font-weight-asian="bold" style:font-weight-complex="bold"/>
    </style:style>
    <style:style style:name="T18_7" style:family="text">
      <style:text-properties fo:font-size="14pt" style:font-size-asian="14pt" style:font-size-complex="14pt" fo:font-weight="bold" style:font-weight-asian="bold" style:font-weight-complex="bold"/>
    </style:style>
    <style:style style:name="T18_8" style:family="text">
      <style:text-properties fo:font-size="14pt" style:font-size-asian="14pt" style:font-size-complex="14pt" fo:font-weight="bold" style:font-weight-asian="bold" style:font-weight-complex="bold"/>
    </style:style>
    <style:style style:name="T18_9" style:family="text"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fo:font-style="italic" style:font-style-asian="italic" style:font-style-complex="italic"/>
    </style:style>
    <style:style style:name="T20_2" style:family="text">
      <style:text-properties fo:font-style="italic" style:font-style-asian="italic" style:font-style-complex="italic"/>
    </style:style>
    <style:style style:name="T20_3" style:family="text">
      <style:text-properties fo:font-style="italic" style:font-style-asian="italic" style:font-style-complex="italic"/>
    </style:style>
    <style:style style:name="T20_4" style:family="text">
      <style:text-properties fo:font-style="italic" style:font-style-asian="italic" style:font-style-complex="italic"/>
    </style:style>
    <style:style style:name="T20_5" style:family="text">
      <style:text-properties fo:font-style="italic" style:font-style-asian="italic" style:font-style-complex="italic"/>
    </style:style>
    <style:style style:name="T20_6" style:family="text">
      <style:text-properties fo:font-style="italic" style:font-style-asian="italic" style:font-style-complex="italic"/>
    </style:style>
    <style:style style:name="T20_7" style:family="text">
      <style:text-properties fo:font-style="italic" style:font-style-asian="italic" style:font-style-complex="italic"/>
    </style:style>
    <style:style style:name="T20_8" style:family="text">
      <style:text-properties fo:font-style="italic" style:font-style-asian="italic" style:font-style-complex="italic"/>
    </style:style>
    <style:style style:name="T20_9" style:family="text">
      <style:text-properties fo:font-style="italic" style:font-style-asian="italic" style:font-style-complex="italic"/>
    </style:style>
    <style:style style:name="T20_10" style:family="text">
      <style:text-properties fo:font-style="italic" style:font-style-asian="italic" style:font-style-complex="italic"/>
    </style:style>
    <style:style style:name="T20_11" style:family="text">
      <style:text-properties fo:font-style="italic" style:font-style-asian="italic" style:font-style-complex="italic"/>
    </style:style>
    <style:style style:name="T20_12" style:family="text">
      <style:text-properties fo:font-style="italic" style:font-style-asian="italic" style:font-style-complex="italic"/>
    </style:style>
    <style:style style:name="T20_13" style:family="text">
      <style:text-properties fo:font-style="italic" style:font-style-asian="italic" style:font-style-complex="italic"/>
    </style:style>
    <style:style style:name="T20_14" style:family="text">
      <style:text-properties fo:font-style="italic" style:font-style-asian="italic" style:font-style-complex="italic"/>
    </style:style>
    <style:style style:name="T20_15" style:family="text">
      <style:text-properties fo:font-style="italic" style:font-style-asian="italic" style:font-style-complex="italic"/>
    </style:style>
    <style:style style:name="T20_16" style:family="text">
      <style:text-properties fo:font-style="italic" style:font-style-asian="italic" style:font-style-complex="italic"/>
    </style:style>
    <style:style style:name="T20_17" style:family="text">
      <style:text-properties fo:font-style="italic" style:font-style-asian="italic" style:font-style-complex="italic"/>
    </style:style>
    <style:style style:name="T20_18" style:family="text">
      <style:text-properties fo:font-style="italic" style:font-style-asian="italic" style:font-style-complex="italic"/>
    </style:style>
    <style:style style:name="T20_19" style:family="text">
      <style:text-properties fo:font-style="italic" style:font-style-asian="italic" style:font-style-complex="italic"/>
    </style:style>
    <style:style style:name="T20_20" style:family="text">
      <style:text-properties fo:font-style="italic" style:font-style-asian="italic" style:font-style-complex="italic"/>
    </style:style>
    <style:style style:name="T20_21" style:family="text">
      <style:text-properties fo:font-style="italic" style:font-style-asian="italic" style:font-style-complex="italic"/>
    </style:style>
    <style:style style:name="T20_22" style:family="text">
      <style:text-properties fo:font-style="italic" style:font-style-asian="italic" style:font-style-complex="italic"/>
    </style:style>
    <style:style style:name="T20_23" style:family="text">
      <style:text-properties fo:font-style="italic" style:font-style-asian="italic" style:font-style-complex="italic"/>
    </style:style>
    <style:style style:name="T20_24" style:family="text">
      <style:text-properties fo:font-style="italic" style:font-style-asian="italic" style:font-style-complex="italic"/>
    </style:style>
    <style:style style:name="T20_25" style:family="text">
      <style:text-properties fo:font-style="italic" style:font-style-asian="italic" style:font-style-complex="italic"/>
    </style:style>
    <style:style style:name="T20_26" style:family="text">
      <style:text-properties fo:font-style="italic" style:font-style-asian="italic" style:font-style-complex="italic"/>
    </style:style>
    <style:style style:name="T20_27" style:family="text">
      <style:text-properties fo:font-style="italic" style:font-style-asian="italic" style:font-style-complex="italic"/>
    </style:style>
    <style:style style:name="T20_28" style:family="text">
      <style:text-properties fo:font-style="italic" style:font-style-asian="italic" style:font-style-complex="italic"/>
    </style:style>
    <style:style style:name="T20_29" style:family="text">
      <style:text-properties fo:font-style="italic" style:font-style-asian="italic" style:font-style-complex="italic"/>
    </style:style>
    <style:style style:name="T20_30" style:family="text">
      <style:text-properties fo:font-style="italic" style:font-style-asian="italic" style:font-style-complex="italic"/>
    </style:style>
    <style:style style:name="T20_31" style:family="text">
      <style:text-properties fo:font-style="italic" style:font-style-asian="italic" style:font-style-complex="italic"/>
    </style:style>
    <style:style style:name="T20_32" style:family="text">
      <style:text-properties fo:font-style="italic" style:font-style-asian="italic" style:font-style-complex="italic"/>
    </style:style>
    <style:style style:name="T20_33" style:family="text">
      <style:text-properties fo:font-style="italic" style:font-style-asian="italic" style:font-style-complex="italic"/>
    </style:style>
    <style:style style:name="T20_34" style:family="text">
      <style:text-properties fo:font-style="italic" style:font-style-asian="italic" style:font-style-complex="italic"/>
    </style:style>
    <style:style style:name="T20_35" style:family="text">
      <style:text-properties fo:font-style="italic" style:font-style-asian="italic" style:font-style-complex="italic"/>
    </style:style>
    <style:style style:name="T20_36" style:family="text">
      <style:text-properties fo:font-style="italic" style:font-style-asian="italic" style:font-style-complex="italic"/>
    </style:style>
    <style:style style:name="T20_37" style:family="text">
      <style:text-properties fo:font-style="italic" style:font-style-asian="italic" style:font-style-complex="italic"/>
    </style:style>
    <style:style style:name="T20_38" style:family="text">
      <style:text-properties fo:font-style="italic" style:font-style-asian="italic" style:font-style-complex="italic"/>
    </style:style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text-align="left" fo:break-before="auto" fo:line-height="115%" fo:margin-top="0cm" fo:margin-right="0cm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fo:font-style="italic" style:font-style-asian="italic" style:font-style-complex="italic"/>
    </style:style>
    <style:style style:name="T24_2" style:family="text">
      <style:text-properties fo:font-style="italic" style:font-style-asian="italic" style:font-style-complex="italic"/>
    </style:style>
    <style:style style:name="T24_3" style:family="text">
      <style:text-properties fo:font-style="italic" style:font-style-asian="italic" style:font-style-complex="italic"/>
    </style:style>
    <style:style style:name="T24_4" style:family="text">
      <style:text-properties fo:font-style="italic" style:font-style-asian="italic" style:font-style-complex="italic"/>
    </style:style>
    <style:style style:name="T24_5" style:family="text">
      <style:text-properties fo:font-style="italic" style:font-style-asian="italic" style:font-style-complex="italic"/>
    </style:style>
    <style:style style:name="T24_6" style:family="text">
      <style:text-properties fo:font-style="italic" style:font-style-asian="italic" style:font-style-complex="italic"/>
    </style:style>
    <style:style style:name="T24_7" style:family="text">
      <style:text-properties fo:font-style="italic" style:font-style-asian="italic" style:font-style-complex="italic"/>
    </style:style>
    <style:style style:name="T24_8" style:family="text">
      <style:text-properties fo:font-style="italic" style:font-style-asian="italic" style:font-style-complex="italic"/>
    </style:style>
    <style:style style:name="T24_9" style:family="text">
      <style:text-properties fo:font-style="italic" style:font-style-asian="italic" style:font-style-complex="italic"/>
    </style:style>
    <style:style style:name="T24_10" style:family="text">
      <style:text-properties fo:font-style="italic" style:font-style-asian="italic" style:font-style-complex="italic"/>
    </style:style>
    <style:style style:name="T24_11" style:family="text">
      <style:text-properties fo:font-style="italic" style:font-style-asian="italic" style:font-style-complex="italic"/>
    </style:style>
    <style:style style:name="T24_12" style:family="text">
      <style:text-properties fo:font-style="italic" style:font-style-asian="italic" style:font-style-complex="italic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fo:font-style="italic" style:font-style-asian="italic" style:font-style-complex="italic"/>
    </style:style>
    <style:style style:name="T28_2" style:family="text">
      <style:text-properties fo:font-style="italic" style:font-style-asian="italic" style:font-style-complex="italic"/>
    </style:style>
    <style:style style:name="T28_3" style:family="text">
      <style:text-properties fo:font-style="italic" style:font-style-asian="italic" style:font-style-complex="italic"/>
    </style:style>
    <style:style style:name="T28_4" style:family="text">
      <style:text-properties fo:font-style="italic" style:font-style-asian="italic" style:font-style-complex="italic"/>
    </style:style>
    <style:style style:name="T28_5" style:family="text">
      <style:text-properties fo:font-style="italic" style:font-style-asian="italic" style:font-style-complex="italic"/>
    </style:style>
    <style:style style:name="T28_6" style:family="text">
      <style:text-properties fo:font-style="italic" style:font-style-asian="italic" style:font-style-complex="italic"/>
    </style:style>
    <style:style style:name="T28_7" style:family="text">
      <style:text-properties fo:font-style="italic" style:font-style-asian="italic" style:font-style-complex="italic"/>
    </style:style>
    <style:style style:name="T28_8" style:family="text">
      <style:text-properties fo:font-style="italic" style:font-style-asian="italic" style:font-style-complex="italic"/>
    </style:style>
    <style:style style:name="T28_9" style:family="text">
      <style:text-properties fo:font-style="italic" style:font-style-asian="italic" style:font-style-complex="italic"/>
    </style:style>
    <style:style style:name="T28_10" style:family="text">
      <style:text-properties fo:font-style="italic" style:font-style-asian="italic" style:font-style-complex="italic"/>
    </style:style>
    <style:style style:name="T28_11" style:family="text">
      <style:text-properties fo:font-style="italic" style:font-style-asian="italic" style:font-style-complex="italic"/>
    </style:style>
    <style:style style:name="T28_12" style:family="text">
      <style:text-properties fo:font-style="italic" style:font-style-asian="italic" style:font-style-complex="italic"/>
    </style:style>
    <style:style style:name="T28_13" style:family="text">
      <style:text-properties fo:font-style="italic" style:font-style-asian="italic" style:font-style-complex="italic"/>
    </style:style>
    <style:style style:name="T28_14" style:family="text">
      <style:text-properties fo:font-style="italic" style:font-style-asian="italic" style:font-style-complex="italic"/>
    </style:style>
    <style:style style:name="T28_15" style:family="text">
      <style:text-properties fo:font-style="italic" style:font-style-asian="italic" style:font-style-complex="italic"/>
    </style:style>
    <style:style style:name="T28_16" style:family="text">
      <style:text-properties fo:font-style="italic" style:font-style-asian="italic" style:font-style-complex="italic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T31_5" style:family="text">
      <style:text-properties fo:font-weight="bold" style:font-weight-asian="bold" style:font-weight-complex="bold"/>
    </style:style>
    <style:style style:name="T31_6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fo:font-style="italic" style:font-style-asian="italic" style:font-style-complex="italic"/>
    </style:style>
    <style:style style:name="T32_2" style:family="text">
      <style:text-properties fo:font-style="italic" style:font-style-asian="italic" style:font-style-complex="italic"/>
    </style:style>
    <style:style style:name="T32_3" style:family="text">
      <style:text-properties fo:font-style="italic" style:font-style-asian="italic" style:font-style-complex="italic"/>
    </style:style>
    <style:style style:name="T32_4" style:family="text">
      <style:text-properties fo:font-style="italic" style:font-style-asian="italic" style:font-style-complex="italic"/>
    </style:style>
    <style:style style:name="T32_5" style:family="text">
      <style:text-properties fo:font-style="italic" style:font-style-asian="italic" style:font-style-complex="italic"/>
    </style:style>
    <style:style style:name="T32_6" style:family="text">
      <style:text-properties fo:font-style="italic" style:font-style-asian="italic" style:font-style-complex="italic"/>
    </style:style>
    <style:style style:name="T32_7" style:family="text">
      <style:text-properties fo:font-style="italic" style:font-style-asian="italic" style:font-style-complex="italic"/>
    </style:style>
    <style:style style:name="T32_8" style:family="text">
      <style:text-properties fo:font-style="italic" style:font-style-asian="italic" style:font-style-complex="italic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>
      <style:text-properties fo:font-weight="bold" style:font-weight-asian="bold" style:font-weight-complex="bold"/>
    </style:style>
    <style:style style:name="T33_15" style:family="text"/>
    <style:style style:name="P34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35" style:family="paragraph" style:parent-style-name="Standard">
      <style:paragraph-properties fo:break-before="auto" style:writing-mode="lr-tb"/>
    </style:style>
    <style:style style:name="T35_1" style:family="text">
      <style:text-properties fo:font-size="14pt" style:font-size-asian="14pt" style:font-size-complex="14pt" fo:font-weight="bold" style:font-weight-asian="bold" style:font-weight-complex="bold"/>
    </style:style>
    <style:style style:name="T35_2" style:family="text">
      <style:text-properties fo:font-size="14pt" style:font-size-asian="14pt" style:font-size-complex="14pt" fo:font-weight="bold" style:font-weight-asian="bold" style:font-weight-complex="bold"/>
    </style:style>
    <style:style style:name="T35_3" style:family="text">
      <style:text-properties fo:font-size="14pt" style:font-size-asian="14pt" style:font-size-complex="14pt" fo:font-weight="bold" style:font-weight-asian="bold" style:font-weight-complex="bold"/>
    </style:style>
    <style:style style:name="T35_4" style:family="text">
      <style:text-properties fo:font-size="14pt" style:font-size-asian="14pt" style:font-size-complex="14pt" fo:font-weight="bold" style:font-weight-asian="bold" style:font-weight-complex="bold"/>
    </style:style>
    <style:style style:name="T35_5" style:family="text">
      <style:text-properties fo:font-size="14pt" style:font-size-asian="14pt" style:font-size-complex="14pt" fo:font-weight="bold" style:font-weight-asian="bold" style:font-weight-complex="bold"/>
    </style:style>
    <style:style style:name="T35_6" style:family="text">
      <style:text-properties fo:font-size="14pt" style:font-size-asian="14pt" style:font-size-complex="14pt" fo:font-weight="bold" style:font-weight-asian="bold" style:font-weight-complex="bold"/>
    </style:style>
    <style:style style:name="T35_7" style:family="text">
      <style:text-properties fo:font-size="14pt" style:font-size-asian="14pt" style:font-size-complex="14pt" fo:font-weight="bold" style:font-weight-asian="bold" style:font-weight-complex="bold"/>
    </style:style>
    <style:style style:name="T35_8" style:family="text">
      <style:text-properties fo:font-size="14pt" style:font-size-asian="14pt" style:font-size-complex="14pt" fo:font-weight="bold" style:font-weight-asian="bold" style:font-weight-complex="bold"/>
    </style:style>
    <style:style style:name="T35_9" style:family="text">
      <style:text-properties fo:font-size="14pt" style:font-size-asian="14pt" style:font-size-complex="14pt" fo:font-weight="bold" style:font-weight-asian="bold" style:font-weight-complex="bold"/>
    </style:style>
    <style:style style:name="T35_10" style:family="text">
      <style:text-properties fo:font-size="14pt" style:font-size-asian="14pt" style:font-size-complex="14pt" fo:font-weight="bold" style:font-weight-asian="bold" style:font-weight-complex="bold"/>
    </style:style>
    <style:style style:name="T35_11" style:family="text">
      <style:text-properties fo:font-size="14pt" style:font-size-asian="14pt" style:font-size-complex="14pt" fo:font-weight="bold" style:font-weight-asian="bold" style:font-weight-complex="bold"/>
    </style:style>
    <style:style style:name="T35_12" style:family="text">
      <style:text-properties fo:font-size="14pt" style:font-size-asian="14pt" style:font-size-complex="14pt" fo:font-weight="bold" style:font-weight-asian="bold" style:font-weight-complex="bold"/>
    </style:style>
    <style:style style:name="T35_13" style:family="text">
      <style:text-properties fo:font-size="14pt" style:font-size-asian="14pt" style:font-size-complex="14pt" fo:font-weight="bold" style:font-weight-asian="bold" style:font-weight-complex="bol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weight="bold" style:font-weight-asian="bold" style:font-weight-complex="bold"/>
    </style:style>
    <style:style style:name="T36_6" style:family="text">
      <style:text-properties fo:font-weight="bold" style:font-weight-asian="bold" style:font-weight-complex="bold"/>
    </style:style>
    <style:style style:name="T36_7" style:family="text"/>
    <style:style style:name="T36_8" style:family="text"/>
    <style:style style:name="T36_9" style:family="text"/>
    <style:style style:name="T36_10" style:family="text"/>
    <style:style style:name="P37" style:family="paragraph" style:parent-style-name="Standard">
      <style:paragraph-properties fo:break-before="auto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P38" style:family="paragraph" style:parent-style-name="Standard">
      <style:paragraph-properties fo:break-before="auto" style:writing-mode="lr-tb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>
      <style:text-properties fo:font-weight="bold" style:font-weight-asian="bold" style:font-weight-complex="bold"/>
    </style:style>
    <style:style style:name="T39_7" style:family="text"/>
    <style:style style:name="T39_8" style:family="text"/>
    <style:style style:name="T39_9" style:family="text"/>
    <style:style style:name="T39_10" style:family="text"/>
    <style:style style:name="P40" style:family="paragraph" style:parent-style-name="Standard">
      <style:paragraph-properties fo:break-before="auto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P41" style:family="paragraph" style:parent-style-name="Standard">
      <style:paragraph-properties fo:break-before="auto" style:writing-mode="lr-tb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>
      <style:text-properties fo:font-weight="bold" style:font-weight-asian="bold" style:font-weight-complex="bold"/>
    </style:style>
    <style:style style:name="T42_6" style:family="text">
      <style:text-properties fo:font-weight="bold" style:font-weight-asian="bold" style:font-weight-complex="bold"/>
    </style:style>
    <style:style style:name="T42_7" style:family="text">
      <style:text-properties fo:font-weight="bold" style:font-weight-asian="bold" style:font-weight-complex="bold"/>
    </style:style>
    <style:style style:name="T42_8" style:family="text">
      <style:text-properties fo:font-weight="bold" style:font-weight-asian="bold" style:font-weight-complex="bold"/>
    </style:style>
    <style:style style:name="T42_9" style:family="text"/>
    <style:style style:name="T42_10" style:family="text"/>
    <style:style style:name="T42_11" style:family="text"/>
    <style:style style:name="T42_12" style:family="text"/>
    <style:style style:name="P43" style:family="paragraph" style:parent-style-name="Standard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P44" style:family="paragraph" style:parent-style-name="Standard">
      <style:paragraph-properties fo:break-before="auto" style:writing-mode="lr-tb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>
      <style:text-properties fo:font-weight="bold" style:font-weight-asian="bold" style:font-weight-complex="bold"/>
    </style:style>
    <style:style style:name="T45_6" style:family="text">
      <style:text-properties fo:font-weight="bold" style:font-weight-asian="bold" style:font-weight-complex="bold"/>
    </style:style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P47" style:family="paragraph" style:parent-style-name="Standard">
      <style:paragraph-properties fo:break-before="auto" style:writing-mode="lr-tb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>
      <style:text-properties fo:font-weight="bold" style:font-weight-asian="bold" style:font-weight-complex="bold"/>
    </style:style>
    <style:style style:name="T48_8" style:family="text">
      <style:text-properties fo:font-weight="bold" style:font-weight-asian="bold" style:font-weight-complex="bold"/>
    </style:style>
    <style:style style:name="T48_9" style:family="text"/>
    <style:style style:name="T48_10" style:family="text"/>
    <style:style style:name="T48_11" style:family="text"/>
    <style:style style:name="T48_12" style:family="text"/>
    <style:style style:name="P49" style:family="paragraph" style:parent-style-name="Standard">
      <style:paragraph-properties fo:break-before="auto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P50" style:family="paragraph" style:parent-style-name="Standard">
      <style:paragraph-properties fo:break-before="auto" style:writing-mode="lr-tb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T51_7" style:family="text"/>
    <style:style style:name="T51_8" style:family="text"/>
    <style:style style:name="T51_9" style:family="text"/>
    <style:style style:name="T51_10" style:family="text"/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T53_6" style:family="text">
      <style:text-properties fo:font-weight="bold" style:font-weight-asian="bold" style:font-weight-complex="bold"/>
    </style:style>
    <style:style style:name="T53_7" style:family="text">
      <style:text-properties fo:font-weight="bold" style:font-weight-asian="bold" style:font-weight-complex="bold"/>
    </style:style>
    <style:style style:name="T53_8" style:family="text">
      <style:text-properties fo:font-weight="bold" style:font-weight-asian="bold" style:font-weight-complex="bold"/>
    </style:style>
    <style:style style:name="T53_9" style:family="text"/>
    <style:style style:name="T53_10" style:family="text"/>
    <style:style style:name="T53_11" style:family="text"/>
    <style:style style:name="T53_12" style:family="text"/>
    <style:style style:name="P54" style:family="paragraph" style:parent-style-name="Standard">
      <style:paragraph-properties fo:break-before="auto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P55" style:family="paragraph" style:parent-style-name="Standard">
      <style:paragraph-properties fo:break-before="auto" style:writing-mode="lr-tb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T56_7" style:family="text"/>
    <style:style style:name="T56_8" style:family="text"/>
    <style:style style:name="T56_9" style:family="text"/>
    <style:style style:name="T56_10" style:family="text"/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P61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61_1" style:family="text">
      <style:text-properties fo:font-size="14pt" style:font-size-asian="14pt" style:font-size-complex="14pt"/>
    </style:style>
    <style:style style:name="T61_2" style:family="text">
      <style:text-properties fo:font-size="14pt" style:font-size-asian="14pt" style:font-size-complex="14pt"/>
    </style:style>
    <style:style style:name="T61_3" style:family="text">
      <style:text-properties fo:font-size="14pt" style:font-size-asian="14pt" style:font-size-complex="14pt"/>
    </style:style>
    <style:style style:name="T61_4" style:family="text">
      <style:text-properties fo:font-size="14pt" style:font-size-asian="14pt" style:font-size-complex="14pt"/>
    </style:style>
    <style:style style:name="T61_5" style:family="text">
      <style:text-properties fo:font-size="14pt" style:font-size-asian="14pt" style:font-size-complex="14pt"/>
    </style:style>
    <style:style style:name="T61_6" style:family="text">
      <style:text-properties fo:font-size="14pt" style:font-size-asian="14pt" style:font-size-complex="14pt"/>
    </style:style>
    <style:style style:name="T61_7" style:family="text">
      <style:text-properties fo:font-size="14pt" style:font-size-asian="14pt" style:font-size-complex="14pt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P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8_1" style:family="text"/>
    <style:style style:name="T68_2" style:family="text"/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52cm"/>
    </style:style>
    <style:style style:name="Column2" style:family="table-column">
      <style:table-column-properties style:column-width="7.9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/>
    <style:style style:name="T82_2" style:family="text"/>
    <style:style style:name="T82_3" style:family="text">
      <style:text-properties fo:font-weight="bold" style:font-weight-asian="bold" style:font-weight-complex="bold"/>
    </style:style>
    <style:style style:name="T82_4" style:family="text">
      <style:text-properties fo:font-weight="bold" style:font-weight-asian="bold" style:font-weight-complex="bold"/>
    </style:style>
    <style:style style:name="T82_5" style:family="text">
      <style:text-properties fo:font-weight="bold" style:font-weight-asian="bold" style:font-weight-complex="bold"/>
    </style:style>
    <style:style style:name="T82_6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_1" style:family="text"/>
    <style:style style:name="T84_2" style:family="text"/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>
      <style:text-properties fo:font-weight="bold" style:font-weight-asian="bold" style:font-weight-complex="bold"/>
    </style:style>
    <style:style style:name="T84_7" style:family="text">
      <style:text-properties fo:font-weight="bold" style:font-weight-asian="bold" style:font-weight-complex="bold"/>
    </style:style>
    <style:style style:name="T84_8" style:family="text">
      <style:text-properties fo:font-weight="bold" style:font-weight-asian="bold" style:font-weight-complex="bold"/>
    </style:style>
    <style:style style:name="T84_9" style:family="text">
      <style:text-properties fo:font-weight="bold" style:font-weight-asian="bold" style:font-weight-complex="bold"/>
    </style:style>
    <style:style style:name="T84_10" style:family="text">
      <style:text-properties fo:font-weight="bold" style:font-weight-asian="bold" style:font-weight-complex="bold"/>
    </style:style>
    <style:style style:name="T84_11" style:family="text">
      <style:text-properties fo:font-weight="bold" style:font-weight-asian="bold" style:font-weight-complex="bold"/>
    </style:style>
    <style:style style:name="T84_12" style:family="text">
      <style:text-properties fo:font-weight="bold" style:font-weight-asian="bold" style:font-weight-complex="bold"/>
    </style:style>
    <style:style style:name="T84_13" style:family="text">
      <style:text-properties fo:font-weight="bold" style:font-weight-asian="bold" style:font-weight-complex="bold"/>
    </style:style>
    <style:style style:name="T84_14" style:family="text">
      <style:text-properties fo:font-weight="bold" style:font-weight-asian="bold" style:font-weight-complex="bold"/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8.255cm"/>
    </style:style>
    <style:style style:name="Column4" style:family="table-column">
      <style:table-column-properties style:column-width="8.255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break-before="auto" style:writing-mode="lr-tb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8_1" style:family="text"/>
    <style:style style:name="T98_2" style:family="text"/>
    <style:style style:name="T98_3" style:family="text">
      <style:text-properties fo:font-weight="bold" style:font-weight-asian="bold" style:font-weight-complex="bold"/>
    </style:style>
    <style:style style:name="T98_4" style:family="text">
      <style:text-properties fo:font-weight="bold" style:font-weight-asian="bold" style:font-weight-complex="bold"/>
    </style:style>
    <style:style style:name="T98_5" style:family="text">
      <style:text-properties fo:font-weight="bold" style:font-weight-asian="bold" style:font-weight-complex="bold"/>
    </style:style>
    <style:style style:name="T98_6" style:family="text">
      <style:text-properties fo:font-weight="bold" style:font-weight-asian="bold" style:font-weight-complex="bold"/>
    </style:style>
    <style:style style:name="T98_7" style:family="text">
      <style:text-properties fo:font-weight="bold" style:font-weight-asian="bold" style:font-weight-complex="bold"/>
    </style:style>
    <style:style style:name="T98_8" style:family="text">
      <style:text-properties fo:font-weight="bold" style:font-weight-asian="bold" style:font-weight-complex="bold"/>
    </style:style>
    <style:style style:name="T98_9" style:family="text">
      <style:text-properties fo:font-weight="bold" style:font-weight-asian="bold" style:font-weight-complex="bold"/>
    </style:style>
    <style:style style:name="T98_10" style:family="text">
      <style:text-properties fo:font-weight="bold" style:font-weight-asian="bold" style:font-weight-complex="bold"/>
    </style:style>
    <style:style style:name="T98_11" style:family="text">
      <style:text-properties fo:font-weight="bold" style:font-weight-asian="bold" style:font-weight-complex="bold"/>
    </style:style>
    <style:style style:name="T98_12" style:family="text">
      <style:text-properties fo:font-weight="bold" style:font-weight-asian="bold" style:font-weight-complex="bold"/>
    </style:style>
    <style:style style:name="T98_13" style:family="text">
      <style:text-properties fo:font-weight="bold" style:font-weight-asian="bold" style:font-weight-complex="bold"/>
    </style:style>
    <style:style style:name="T98_14" style:family="text">
      <style:text-properties fo:font-weight="bold" style:font-weight-asian="bold" style:font-weight-complex="bold"/>
    </style:style>
    <style:style style:name="T98_15" style:family="text">
      <style:text-properties fo:font-weight="bold" style:font-weight-asian="bold" style:font-weight-complex="bold"/>
    </style:style>
    <style:style style:name="T98_16" style:family="text">
      <style:text-properties fo:font-weight="bold" style:font-weight-asian="bold" style:font-weight-complex="bold"/>
    </style:style>
    <style:style style:name="T98_17" style:family="text">
      <style:text-properties fo:font-weight="bold" style:font-weight-asian="bold" style:font-weight-complex="bold"/>
    </style:style>
    <style:style style:name="T98_18" style:family="text">
      <style:text-properties fo:font-weight="bold" style:font-weight-asian="bold" style:font-weight-complex="bold"/>
    </style:style>
    <style:style style:name="T98_19" style:family="text">
      <style:text-properties fo:font-weight="bold" style:font-weight-asian="bold" style:font-weight-complex="bold"/>
    </style:style>
    <style:style style:name="T98_20" style:family="text">
      <style:text-properties fo:font-weight="bold" style:font-weight-asian="bold" style:font-weight-complex="bold"/>
    </style:style>
    <style:style style:name="Table3" style:family="table">
      <style:table-properties table:align="left" style:width="16.51cm" fo:margin-left="0.176cm"/>
    </style:style>
    <style:style style:name="Column5" style:family="table-column">
      <style:table-column-properties style:column-width="8.255cm"/>
    </style:style>
    <style:style style:name="Column6" style:family="table-column">
      <style:table-column-properties style:column-width="8.255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112" style:family="paragraph" style:parent-style-name="Standard">
      <style:paragraph-properties fo:break-before="auto" fo:text-indent="0cm" fo:margin-left="0cm" style:writing-mode="lr-tb"/>
    </style:style>
    <style:style style:name="T112_1" style:family="text"/>
    <style:style style:name="T112_2" style:family="text"/>
    <style:style style:name="T112_3" style:family="text">
      <style:text-properties fo:font-weight="bold" style:font-weight-asian="bold" style:font-weight-complex="bold"/>
    </style:style>
    <style:style style:name="T112_4" style:family="text">
      <style:text-properties fo:font-weight="bold" style:font-weight-asian="bold" style:font-weight-complex="bold"/>
    </style:style>
    <style:style style:name="T112_5" style:family="text">
      <style:text-properties fo:font-weight="bold" style:font-weight-asian="bold" style:font-weight-complex="bold"/>
    </style:style>
    <style:style style:name="T112_6" style:family="text">
      <style:text-properties fo:font-weight="bold" style:font-weight-asian="bold" style:font-weight-complex="bold"/>
    </style:style>
    <style:style style:name="T112_7" style:family="text">
      <style:text-properties fo:font-weight="bold" style:font-weight-asian="bold" style:font-weight-complex="bold"/>
    </style:style>
    <style:style style:name="T112_8" style:family="text">
      <style:text-properties fo:font-weight="bold" style:font-weight-asian="bold" style:font-weight-complex="bold"/>
    </style:style>
    <style:style style:name="T112_9" style:family="text">
      <style:text-properties fo:font-weight="bold" style:font-weight-asian="bold" style:font-weight-complex="bold"/>
    </style:style>
    <style:style style:name="T112_10" style:family="text">
      <style:text-properties fo:font-weight="bold" style:font-weight-asian="bold" style:font-weight-complex="bold"/>
    </style:style>
    <style:style style:name="T112_11" style:family="text">
      <style:text-properties fo:font-weight="bold" style:font-weight-asian="bold" style:font-weight-complex="bold"/>
    </style:style>
    <style:style style:name="T112_12" style:family="text">
      <style:text-properties fo:font-weight="bold" style:font-weight-asian="bold" style:font-weight-complex="bold"/>
    </style:style>
    <style:style style:name="T112_13" style:family="text">
      <style:text-properties fo:font-weight="bold" style:font-weight-asian="bold" style:font-weight-complex="bold"/>
    </style:style>
    <style:style style:name="Table4" style:family="table">
      <style:table-properties table:align="left" style:width="16.51cm" fo:margin-left="0.176cm"/>
    </style:style>
    <style:style style:name="Column7" style:family="table-column">
      <style:table-column-properties style:column-width="8.281cm"/>
    </style:style>
    <style:style style:name="Column8" style:family="table-column">
      <style:table-column-properties style:column-width="8.229cm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6_1" style:family="text"/>
    <style:style style:name="T126_2" style:family="text"/>
    <style:style style:name="T126_3" style:family="text">
      <style:text-properties fo:font-weight="bold" style:font-weight-asian="bold" style:font-weight-complex="bold"/>
    </style:style>
    <style:style style:name="T126_4" style:family="text">
      <style:text-properties fo:font-weight="bold" style:font-weight-asian="bold" style:font-weight-complex="bold"/>
    </style:style>
    <style:style style:name="T126_5" style:family="text">
      <style:text-properties fo:font-weight="bold" style:font-weight-asian="bold" style:font-weight-complex="bold"/>
    </style:style>
    <style:style style:name="T126_6" style:family="text">
      <style:text-properties fo:font-weight="bold" style:font-weight-asian="bold" style:font-weight-complex="bold"/>
    </style:style>
    <style:style style:name="T126_7" style:family="text">
      <style:text-properties fo:font-weight="bold" style:font-weight-asian="bold" style:font-weight-complex="bold"/>
    </style:style>
    <style:style style:name="T126_8" style:family="text">
      <style:text-properties fo:font-weight="bold" style:font-weight-asian="bold" style:font-weight-complex="bold"/>
    </style:style>
    <style:style style:name="T126_9" style:family="text">
      <style:text-properties fo:font-weight="bold" style:font-weight-asian="bold" style:font-weight-complex="bold"/>
    </style:style>
    <style:style style:name="T126_10" style:family="text">
      <style:text-properties fo:font-weight="bold" style:font-weight-asian="bold" style:font-weight-complex="bold"/>
    </style:style>
    <style:style style:name="T126_11" style:family="text">
      <style:text-properties fo:font-weight="bold" style:font-weight-asian="bold" style:font-weight-complex="bold"/>
    </style:style>
    <style:style style:name="T126_12" style:family="text">
      <style:text-properties fo:font-weight="bold" style:font-weight-asian="bold" style:font-weight-complex="bold"/>
    </style:style>
    <style:style style:name="Table5" style:family="table">
      <style:table-properties table:align="left" style:width="16.51cm" fo:margin-left="0.176cm"/>
    </style:style>
    <style:style style:name="Column9" style:family="table-column">
      <style:table-column-properties style:column-width="8.334cm"/>
    </style:style>
    <style:style style:name="Column10" style:family="table-column">
      <style:table-column-properties style:column-width="8.176cm"/>
    </style:style>
    <style:style style:name="Row2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0_1" style:family="text"/>
    <style:style style:name="T140_2" style:family="text"/>
    <style:style style:name="T140_3" style:family="text">
      <style:text-properties fo:font-weight="bold" style:font-weight-asian="bold" style:font-weight-complex="bold"/>
    </style:style>
    <style:style style:name="T140_4" style:family="text">
      <style:text-properties fo:font-weight="bold" style:font-weight-asian="bold" style:font-weight-complex="bold"/>
    </style:style>
    <style:style style:name="T140_5" style:family="text">
      <style:text-properties fo:font-weight="bold" style:font-weight-asian="bold" style:font-weight-complex="bold"/>
    </style:style>
    <style:style style:name="T140_6" style:family="text">
      <style:text-properties fo:font-weight="bold" style:font-weight-asian="bold" style:font-weight-complex="bold"/>
    </style:style>
    <style:style style:name="T140_7" style:family="text">
      <style:text-properties fo:font-weight="bold" style:font-weight-asian="bold" style:font-weight-complex="bold"/>
    </style:style>
    <style:style style:name="T140_8" style:family="text">
      <style:text-properties fo:font-weight="bold" style:font-weight-asian="bold" style:font-weight-complex="bold"/>
    </style:style>
    <style:style style:name="T140_9" style:family="text">
      <style:text-properties fo:font-weight="bold" style:font-weight-asian="bold" style:font-weight-complex="bold"/>
    </style:style>
    <style:style style:name="T140_10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break-before="auto" style:writing-mode="lr-tb"/>
    </style:style>
    <style:style style:name="P1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2_1" style:family="text"/>
    <style:style style:name="T142_2" style:family="text"/>
    <style:style style:name="T142_3" style:family="text">
      <style:text-properties fo:font-weight="bold" style:font-weight-asian="bold" style:font-weight-complex="bold"/>
    </style:style>
    <style:style style:name="T142_4" style:family="text">
      <style:text-properties fo:font-weight="bold" style:font-weight-asian="bold" style:font-weight-complex="bold"/>
    </style:style>
    <style:style style:name="T142_5" style:family="text">
      <style:text-properties fo:font-weight="bold" style:font-weight-asian="bold" style:font-weight-complex="bold"/>
    </style:style>
    <style:style style:name="T142_6" style:family="text">
      <style:text-properties fo:font-weight="bold" style:font-weight-asian="bold" style:font-weight-complex="bold"/>
    </style:style>
    <style:style style:name="T142_7" style:family="text">
      <style:text-properties fo:font-weight="bold" style:font-weight-asian="bold" style:font-weight-complex="bold"/>
    </style:style>
    <style:style style:name="T142_8" style:family="text">
      <style:text-properties fo:font-weight="bold" style:font-weight-asian="bold" style:font-weight-complex="bold"/>
    </style:style>
    <style:style style:name="T142_9" style:family="text">
      <style:text-properties fo:font-weight="bold" style:font-weight-asian="bold" style:font-weight-complex="bold"/>
    </style:style>
    <style:style style:name="T142_10" style:family="text">
      <style:text-properties fo:font-weight="bold" style:font-weight-asian="bold" style:font-weight-complex="bold"/>
    </style:style>
    <style:style style:name="T142_11" style:family="text">
      <style:text-properties fo:font-weight="bold" style:font-weight-asian="bold" style:font-weight-complex="bold"/>
    </style:style>
    <style:style style:name="T142_12" style:family="text">
      <style:text-properties fo:font-weight="bold" style:font-weight-asian="bold" style:font-weight-complex="bold"/>
    </style:style>
    <style:style style:name="T142_13" style:family="text">
      <style:text-properties fo:font-weight="bold" style:font-weight-asian="bold" style:font-weight-complex="bold"/>
    </style:style>
    <style:style style:name="T142_14" style:family="text">
      <style:text-properties fo:font-weight="bold" style:font-weight-asian="bold" style:font-weight-complex="bold"/>
    </style:style>
    <style:style style:name="T142_15" style:family="text">
      <style:text-properties fo:font-weight="bold" style:font-weight-asian="bold" style:font-weight-complex="bold"/>
    </style:style>
    <style:style style:name="Table6" style:family="table">
      <style:table-properties table:align="left" style:width="16.51cm" fo:margin-left="0.176cm"/>
    </style:style>
    <style:style style:name="Column11" style:family="table-column">
      <style:table-column-properties style:column-width="8.255cm"/>
    </style:style>
    <style:style style:name="Column12" style:family="table-column">
      <style:table-column-properties style:column-width="8.255cm"/>
    </style:style>
    <style:style style:name="Row3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break-before="auto" style:writing-mode="lr-tb"/>
    </style:style>
    <style:style style:name="P1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6_1" style:family="text"/>
    <style:style style:name="T156_2" style:family="text"/>
    <style:style style:name="T156_3" style:family="text">
      <style:text-properties fo:font-weight="bold" style:font-weight-asian="bold" style:font-weight-complex="bold"/>
    </style:style>
    <style:style style:name="T156_4" style:family="text">
      <style:text-properties fo:font-weight="bold" style:font-weight-asian="bold" style:font-weight-complex="bold"/>
    </style:style>
    <style:style style:name="T156_5" style:family="text">
      <style:text-properties fo:font-weight="bold" style:font-weight-asian="bold" style:font-weight-complex="bold"/>
    </style:style>
    <style:style style:name="T156_6" style:family="text">
      <style:text-properties fo:font-weight="bold" style:font-weight-asian="bold" style:font-weight-complex="bold"/>
    </style:style>
    <style:style style:name="T156_7" style:family="text">
      <style:text-properties fo:font-weight="bold" style:font-weight-asian="bold" style:font-weight-complex="bold"/>
    </style:style>
    <style:style style:name="T156_8" style:family="text">
      <style:text-properties fo:font-weight="bold" style:font-weight-asian="bold" style:font-weight-complex="bold"/>
    </style:style>
    <style:style style:name="T156_9" style:family="text">
      <style:text-properties fo:font-weight="bold" style:font-weight-asian="bold" style:font-weight-complex="bold"/>
    </style:style>
    <style:style style:name="T156_10" style:family="text">
      <style:text-properties fo:font-weight="bold" style:font-weight-asian="bold" style:font-weight-complex="bold"/>
    </style:style>
    <style:style style:name="T156_11" style:family="text">
      <style:text-properties fo:font-weight="bold" style:font-weight-asian="bold" style:font-weight-complex="bold"/>
    </style:style>
    <style:style style:name="T156_12" style:family="text">
      <style:text-properties fo:font-weight="bold" style:font-weight-asian="bold" style:font-weight-complex="bold"/>
    </style:style>
    <style:style style:name="T156_13" style:family="text">
      <style:text-properties fo:font-weight="bold" style:font-weight-asian="bold" style:font-weight-complex="bold"/>
    </style:style>
    <style:style style:name="T156_14" style:family="text">
      <style:text-properties fo:font-weight="bold" style:font-weight-asian="bold" style:font-weight-complex="bold"/>
    </style:style>
    <style:style style:name="T156_15" style:family="text">
      <style:text-properties fo:font-weight="bold" style:font-weight-asian="bold" style:font-weight-complex="bold"/>
    </style:style>
    <style:style style:name="T156_16" style:family="text">
      <style:text-properties fo:font-weight="bold" style:font-weight-asian="bold" style:font-weight-complex="bold"/>
    </style:style>
    <style:style style:name="T156_17" style:family="text">
      <style:text-properties fo:font-weight="bold" style:font-weight-asian="bold" style:font-weight-complex="bold"/>
    </style:style>
    <style:style style:name="T156_18" style:family="text">
      <style:text-properties fo:font-weight="bold" style:font-weight-asian="bold" style:font-weight-complex="bold"/>
    </style:style>
    <style:style style:name="T156_19" style:family="text">
      <style:text-properties fo:font-weight="bold" style:font-weight-asian="bold" style:font-weight-complex="bold"/>
    </style:style>
    <style:style style:name="T156_20" style:family="text">
      <style:text-properties fo:font-weight="bold" style:font-weight-asian="bold" style:font-weight-complex="bold"/>
    </style:style>
    <style:style style:name="T156_21" style:family="text">
      <style:text-properties fo:font-weight="bold" style:font-weight-asian="bold" style:font-weight-complex="bold"/>
    </style:style>
    <style:style style:name="T156_22" style:family="text">
      <style:text-properties fo:font-weight="bold" style:font-weight-asian="bold" style:font-weight-complex="bold"/>
    </style:style>
    <style:style style:name="T156_23" style:family="text">
      <style:text-properties fo:font-weight="bold" style:font-weight-asian="bold" style:font-weight-complex="bold"/>
    </style:style>
    <style:style style:name="T156_24" style:family="text">
      <style:text-properties fo:font-weight="bold" style:font-weight-asian="bold" style:font-weight-complex="bold"/>
    </style:style>
    <style:style style:name="T156_25" style:family="text">
      <style:text-properties fo:font-weight="bold" style:font-weight-asian="bold" style:font-weight-complex="bold"/>
    </style:style>
    <style:style style:name="T156_26" style:family="text">
      <style:text-properties fo:font-weight="bold" style:font-weight-asian="bold" style:font-weight-complex="bold"/>
    </style:style>
    <style:style style:name="T156_27" style:family="text">
      <style:text-properties fo:font-weight="bold" style:font-weight-asian="bold" style:font-weight-complex="bold"/>
    </style:style>
    <style:style style:name="T156_28" style:family="text">
      <style:text-properties fo:font-weight="bold" style:font-weight-asian="bold" style:font-weight-complex="bold"/>
    </style:style>
    <style:style style:name="Table7" style:family="table">
      <style:table-properties table:align="left" style:width="16.51cm" fo:margin-left="0.176cm"/>
    </style:style>
    <style:style style:name="Column13" style:family="table-column">
      <style:table-column-properties style:column-width="8.361cm"/>
    </style:style>
    <style:style style:name="Column14" style:family="table-column">
      <style:table-column-properties style:column-width="8.149cm"/>
    </style:style>
    <style:style style:name="Row3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0_1" style:family="text"/>
    <style:style style:name="T170_2" style:family="text"/>
    <style:style style:name="T170_3" style:family="text">
      <style:text-properties fo:font-weight="bold" style:font-weight-asian="bold" style:font-weight-complex="bold"/>
    </style:style>
    <style:style style:name="T170_4" style:family="text">
      <style:text-properties fo:font-weight="bold" style:font-weight-asian="bold" style:font-weight-complex="bold"/>
    </style:style>
    <style:style style:name="T170_5" style:family="text">
      <style:text-properties fo:font-weight="bold" style:font-weight-asian="bold" style:font-weight-complex="bold"/>
    </style:style>
    <style:style style:name="T170_6" style:family="text">
      <style:text-properties fo:font-weight="bold" style:font-weight-asian="bold" style:font-weight-complex="bold"/>
    </style:style>
    <style:style style:name="T170_7" style:family="text">
      <style:text-properties fo:font-weight="bold" style:font-weight-asian="bold" style:font-weight-complex="bold"/>
    </style:style>
    <style:style style:name="T170_8" style:family="text">
      <style:text-properties fo:font-weight="bold" style:font-weight-asian="bold" style:font-weight-complex="bold"/>
    </style:style>
    <style:style style:name="T170_9" style:family="text">
      <style:text-properties fo:font-weight="bold" style:font-weight-asian="bold" style:font-weight-complex="bold"/>
    </style:style>
    <style:style style:name="T170_10" style:family="text">
      <style:text-properties fo:font-weight="bold" style:font-weight-asian="bold" style:font-weight-complex="bold"/>
    </style:style>
    <style:style style:name="T170_11" style:family="text">
      <style:text-properties fo:font-weight="bold" style:font-weight-asian="bold" style:font-weight-complex="bold"/>
    </style:style>
    <style:style style:name="T170_12" style:family="text">
      <style:text-properties fo:font-weight="bold" style:font-weight-asian="bold" style:font-weight-complex="bold"/>
    </style:style>
    <style:style style:name="T170_13" style:family="text">
      <style:text-properties fo:font-weight="bold" style:font-weight-asian="bold" style:font-weight-complex="bold"/>
    </style:style>
    <style:style style:name="T170_14" style:family="text">
      <style:text-properties fo:font-weight="bold" style:font-weight-asian="bold" style:font-weight-complex="bold"/>
    </style:style>
    <style:style style:name="T170_15" style:family="text">
      <style:text-properties fo:font-weight="bold" style:font-weight-asian="bold" style:font-weight-complex="bold"/>
    </style:style>
    <style:style style:name="T170_16" style:family="text">
      <style:text-properties fo:font-weight="bold" style:font-weight-asian="bold" style:font-weight-complex="bold"/>
    </style:style>
    <style:style style:name="T170_17" style:family="text">
      <style:text-properties fo:font-weight="bold" style:font-weight-asian="bold" style:font-weight-complex="bold"/>
    </style:style>
    <style:style style:name="T170_18" style:family="text">
      <style:text-properties fo:font-weight="bold" style:font-weight-asian="bold" style:font-weight-complex="bold"/>
    </style:style>
    <style:style style:name="T170_19" style:family="text">
      <style:text-properties fo:font-weight="bold" style:font-weight-asian="bold" style:font-weight-complex="bold"/>
    </style:style>
    <style:style style:name="T170_20" style:family="text">
      <style:text-properties fo:font-weight="bold" style:font-weight-asian="bold" style:font-weight-complex="bold"/>
    </style:style>
    <style:style style:name="T170_21" style:family="text">
      <style:text-properties fo:font-weight="bold" style:font-weight-asian="bold" style:font-weight-complex="bold"/>
    </style:style>
    <style:style style:name="T170_22" style:family="text">
      <style:text-properties fo:font-weight="bold" style:font-weight-asian="bold" style:font-weight-complex="bold"/>
    </style:style>
    <style:style style:name="Table8" style:family="table">
      <style:table-properties table:align="left" style:width="16.51cm" fo:margin-left="0.176cm"/>
    </style:style>
    <style:style style:name="Column15" style:family="table-column">
      <style:table-column-properties style:column-width="8.361cm"/>
    </style:style>
    <style:style style:name="Column16" style:family="table-column">
      <style:table-column-properties style:column-width="8.149cm"/>
    </style:style>
    <style:style style:name="Row43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break-before="auto" style:writing-mode="lr-tb"/>
    </style:style>
    <style:style style:name="P1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4_1" style:family="text"/>
    <style:style style:name="T184_2" style:family="text"/>
    <style:style style:name="T184_3" style:family="text">
      <style:text-properties fo:font-weight="bold" style:font-weight-asian="bold" style:font-weight-complex="bold"/>
    </style:style>
    <style:style style:name="T184_4" style:family="text">
      <style:text-properties fo:font-weight="bold" style:font-weight-asian="bold" style:font-weight-complex="bold"/>
    </style:style>
    <style:style style:name="T184_5" style:family="text">
      <style:text-properties fo:font-weight="bold" style:font-weight-asian="bold" style:font-weight-complex="bold"/>
    </style:style>
    <style:style style:name="T184_6" style:family="text">
      <style:text-properties fo:font-weight="bold" style:font-weight-asian="bold" style:font-weight-complex="bold"/>
    </style:style>
    <style:style style:name="T184_7" style:family="text">
      <style:text-properties fo:font-weight="bold" style:font-weight-asian="bold" style:font-weight-complex="bold"/>
    </style:style>
    <style:style style:name="T184_8" style:family="text">
      <style:text-properties fo:font-weight="bold" style:font-weight-asian="bold" style:font-weight-complex="bold"/>
    </style:style>
    <style:style style:name="Table9" style:family="table">
      <style:table-properties table:align="left" style:width="16.51cm" fo:margin-left="0.176cm"/>
    </style:style>
    <style:style style:name="Column17" style:family="table-column">
      <style:table-column-properties style:column-width="8.255cm"/>
    </style:style>
    <style:style style:name="Column18" style:family="table-column">
      <style:table-column-properties style:column-width="8.255cm"/>
    </style:style>
    <style:style style:name="Row49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break-before="auto" style:writing-mode="lr-tb"/>
    </style:style>
    <style:style style:name="P1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8_1" style:family="text"/>
    <style:style style:name="T198_2" style:family="text"/>
    <style:style style:name="T198_3" style:family="text">
      <style:text-properties fo:font-weight="bold" style:font-weight-asian="bold" style:font-weight-complex="bold"/>
    </style:style>
    <style:style style:name="T198_4" style:family="text">
      <style:text-properties fo:font-weight="bold" style:font-weight-asian="bold" style:font-weight-complex="bold"/>
    </style:style>
    <style:style style:name="T198_5" style:family="text">
      <style:text-properties fo:font-weight="bold" style:font-weight-asian="bold" style:font-weight-complex="bold"/>
    </style:style>
    <style:style style:name="T198_6" style:family="text">
      <style:text-properties fo:font-weight="bold" style:font-weight-asian="bold" style:font-weight-complex="bold"/>
    </style:style>
    <style:style style:name="P199" style:family="paragraph" style:parent-style-name="Standard">
      <style:paragraph-properties fo:break-before="auto" style:writing-mode="lr-tb"/>
    </style:style>
    <style:style style:name="P2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0_1" style:family="text"/>
    <style:style style:name="T200_2" style:family="text"/>
    <style:style style:name="T200_3" style:family="text">
      <style:text-properties fo:font-weight="bold" style:font-weight-asian="bold" style:font-weight-complex="bold"/>
    </style:style>
    <style:style style:name="T200_4" style:family="text">
      <style:text-properties fo:font-weight="bold" style:font-weight-asian="bold" style:font-weight-complex="bold"/>
    </style:style>
    <style:style style:name="T200_5" style:family="text">
      <style:text-properties fo:font-weight="bold" style:font-weight-asian="bold" style:font-weight-complex="bold"/>
    </style:style>
    <style:style style:name="T200_6" style:family="text">
      <style:text-properties fo:font-weight="bold" style:font-weight-asian="bold" style:font-weight-complex="bold"/>
    </style:style>
    <style:style style:name="T200_7" style:family="text">
      <style:text-properties fo:font-weight="bold" style:font-weight-asian="bold" style:font-weight-complex="bold"/>
    </style:style>
    <style:style style:name="T200_8" style:family="text">
      <style:text-properties fo:font-weight="bold" style:font-weight-asian="bold" style:font-weight-complex="bold"/>
    </style:style>
    <style:style style:name="T200_9" style:family="text">
      <style:text-properties fo:font-weight="bold" style:font-weight-asian="bold" style:font-weight-complex="bold"/>
    </style:style>
    <style:style style:name="T200_10" style:family="text">
      <style:text-properties fo:font-weight="bold" style:font-weight-asian="bold" style:font-weight-complex="bold"/>
    </style:style>
    <style:style style:name="T200_11" style:family="text">
      <style:text-properties fo:font-weight="bold" style:font-weight-asian="bold" style:font-weight-complex="bold"/>
    </style:style>
    <style:style style:name="T200_12" style:family="text">
      <style:text-properties fo:font-weight="bold" style:font-weight-asian="bold" style:font-weight-complex="bold"/>
    </style:style>
    <style:style style:name="T200_13" style:family="text">
      <style:text-properties fo:font-weight="bold" style:font-weight-asian="bold" style:font-weight-complex="bold"/>
    </style:style>
    <style:style style:name="T200_14" style:family="text">
      <style:text-properties fo:font-weight="bold" style:font-weight-asian="bold" style:font-weight-complex="bold"/>
    </style:style>
    <style:style style:name="T200_15" style:family="text">
      <style:text-properties fo:font-weight="bold" style:font-weight-asian="bold" style:font-weight-complex="bold"/>
    </style:style>
    <style:style style:name="T200_16" style:family="text">
      <style:text-properties fo:font-weight="bold" style:font-weight-asian="bold" style:font-weight-complex="bold"/>
    </style:style>
    <style:style style:name="T200_17" style:family="text">
      <style:text-properties fo:font-weight="bold" style:font-weight-asian="bold" style:font-weight-complex="bold"/>
    </style:style>
    <style:style style:name="T200_18" style:family="text">
      <style:text-properties fo:font-weight="bold" style:font-weight-asian="bold" style:font-weight-complex="bold"/>
    </style:style>
    <style:style style:name="T200_19" style:family="text">
      <style:text-properties fo:font-weight="bold" style:font-weight-asian="bold" style:font-weight-complex="bold"/>
    </style:style>
    <style:style style:name="T200_20" style:family="text">
      <style:text-properties fo:font-weight="bold" style:font-weight-asian="bold" style:font-weight-complex="bold"/>
    </style:style>
    <style:style style:name="Table10" style:family="table">
      <style:table-properties table:align="left" style:width="16.51cm" fo:margin-left="0.176cm"/>
    </style:style>
    <style:style style:name="Column19" style:family="table-column">
      <style:table-column-properties style:column-width="8.255cm"/>
    </style:style>
    <style:style style:name="Column20" style:family="table-column">
      <style:table-column-properties style:column-width="8.255cm"/>
    </style:style>
    <style:style style:name="Row55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break-before="auto" style:writing-mode="lr-tb"/>
    </style:style>
    <style:style style:name="P2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4_1" style:family="text"/>
    <style:style style:name="T214_2" style:family="text"/>
    <style:style style:name="T214_3" style:family="text">
      <style:text-properties fo:font-weight="bold" style:font-weight-asian="bold" style:font-weight-complex="bold"/>
    </style:style>
    <style:style style:name="T214_4" style:family="text">
      <style:text-properties fo:font-weight="bold" style:font-weight-asian="bold" style:font-weight-complex="bold"/>
    </style:style>
    <style:style style:name="T214_5" style:family="text">
      <style:text-properties fo:font-weight="bold" style:font-weight-asian="bold" style:font-weight-complex="bold"/>
    </style:style>
    <style:style style:name="T214_6" style:family="text">
      <style:text-properties fo:font-weight="bold" style:font-weight-asian="bold" style:font-weight-complex="bold"/>
    </style:style>
    <style:style style:name="T214_7" style:family="text">
      <style:text-properties fo:font-weight="bold" style:font-weight-asian="bold" style:font-weight-complex="bold"/>
    </style:style>
    <style:style style:name="T214_8" style:family="text">
      <style:text-properties fo:font-weight="bold" style:font-weight-asian="bold" style:font-weight-complex="bold"/>
    </style:style>
    <style:style style:name="Table11" style:family="table">
      <style:table-properties table:align="left" style:width="16.51cm" fo:margin-left="0.176cm"/>
    </style:style>
    <style:style style:name="Column21" style:family="table-column">
      <style:table-column-properties style:column-width="8.255cm"/>
    </style:style>
    <style:style style:name="Column22" style:family="table-column">
      <style:table-column-properties style:column-width="8.255cm"/>
    </style:style>
    <style:style style:name="Row61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6" style:family="table-row"/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break-before="auto" style:writing-mode="lr-tb"/>
    </style:style>
    <style:style style:name="P2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8_1" style:family="text"/>
    <style:style style:name="T228_2" style:family="text"/>
    <style:style style:name="T228_3" style:family="text">
      <style:text-properties fo:font-weight="bold" style:font-weight-asian="bold" style:font-weight-complex="bold"/>
    </style:style>
    <style:style style:name="T228_4" style:family="text">
      <style:text-properties fo:font-weight="bold" style:font-weight-asian="bold" style:font-weight-complex="bold"/>
    </style:style>
    <style:style style:name="T228_5" style:family="text">
      <style:text-properties fo:font-weight="bold" style:font-weight-asian="bold" style:font-weight-complex="bold"/>
    </style:style>
    <style:style style:name="T228_6" style:family="text">
      <style:text-properties fo:font-weight="bold" style:font-weight-asian="bold" style:font-weight-complex="bold"/>
    </style:style>
    <style:style style:name="T228_7" style:family="text">
      <style:text-properties fo:font-weight="bold" style:font-weight-asian="bold" style:font-weight-complex="bold"/>
    </style:style>
    <style:style style:name="T228_8" style:family="text">
      <style:text-properties fo:font-weight="bold" style:font-weight-asian="bold" style:font-weight-complex="bold"/>
    </style:style>
    <style:style style:name="T228_9" style:family="text">
      <style:text-properties fo:font-weight="bold" style:font-weight-asian="bold" style:font-weight-complex="bold"/>
    </style:style>
    <style:style style:name="T228_10" style:family="text">
      <style:text-properties fo:font-weight="bold" style:font-weight-asian="bold" style:font-weight-complex="bold"/>
    </style:style>
    <style:style style:name="T228_11" style:family="text">
      <style:text-properties fo:font-weight="bold" style:font-weight-asian="bold" style:font-weight-complex="bold"/>
    </style:style>
    <style:style style:name="T228_12" style:family="text">
      <style:text-properties fo:font-weight="bold" style:font-weight-asian="bold" style:font-weight-complex="bold"/>
    </style:style>
    <style:style style:name="T228_13" style:family="text">
      <style:text-properties fo:font-weight="bold" style:font-weight-asian="bold" style:font-weight-complex="bold"/>
    </style:style>
    <style:style style:name="T228_14" style:family="text">
      <style:text-properties fo:font-weight="bold" style:font-weight-asian="bold" style:font-weight-complex="bold"/>
    </style:style>
    <style:style style:name="T228_15" style:family="text">
      <style:text-properties fo:font-weight="bold" style:font-weight-asian="bold" style:font-weight-complex="bold"/>
    </style:style>
    <style:style style:name="T228_16" style:family="text">
      <style:text-properties fo:font-weight="bold" style:font-weight-asian="bold" style:font-weight-complex="bold"/>
    </style:style>
    <style:style style:name="T228_17" style:family="text">
      <style:text-properties fo:font-weight="bold" style:font-weight-asian="bold" style:font-weight-complex="bold"/>
    </style:style>
    <style:style style:name="T228_18" style:family="text">
      <style:text-properties fo:font-weight="bold" style:font-weight-asian="bold" style:font-weight-complex="bold"/>
    </style:style>
    <style:style style:name="Table12" style:family="table">
      <style:table-properties table:align="left" style:width="16.51cm" fo:margin-left="0.176cm"/>
    </style:style>
    <style:style style:name="Column23" style:family="table-column">
      <style:table-column-properties style:column-width="8.255cm"/>
    </style:style>
    <style:style style:name="Column24" style:family="table-column">
      <style:table-column-properties style:column-width="8.255cm"/>
    </style:style>
    <style:style style:name="Row67" style:family="table-row"/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9" style:family="table-row"/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0" style:family="table-row"/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1" style:family="table-row"/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2" style:family="table-row"/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break-before="auto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><text:span text:style-name="T5_1">Project</text:span><text:span text:style-name="T5_2"><text:s/></text:span><text:span text:style-name="T5_3">Plan</text:span></text:p>
      <text:p text:style-name="P6"><text:span text:style-name="T6_1">Group</text:span><text:span text:style-name="T6_2"><text:s/>17</text:span></text:p>
      <text:p text:style-name="P7"><text:span text:style-name="T7_1">ETSF</text:span><text:span text:style-name="T7_2">01</text:span></text:p>
      <text:p text:style-name="P8"><text:span text:style-name="T8_1">Richard</text:span><text:span text:style-name="T8_2"><text:s/></text:span><text:span text:style-name="T8_3">Berntsson</text:span><text:span text:style-name="T8_4"><text:s/></text:span><text:span text:style-name="T8_5">Svensson</text:span></text:p>
      <text:p text:style-name="P9"/>
      <text:p text:style-name="P10"><text:span text:style-name="T10_1">Tommy</text:span><text:span text:style-name="T10_2"><text:s/></text:span><text:span text:style-name="T10_3">Ivarsson</text:span><text:span text:style-name="T10_4">,<text:s/></text:span><text:span text:style-name="T10_5">ada</text:span><text:span text:style-name="T10_6">09</text:span><text:span text:style-name="T10_7">tiv</text:span></text:p>
      <text:p text:style-name="P11"><text:span text:style-name="T11_1">Oscar</text:span><text:span text:style-name="T11_2"><text:s/></text:span><text:span text:style-name="T11_3">Olsson</text:span><text:span text:style-name="T11_4">,<text:s/></text:span><text:span text:style-name="T11_5">ada</text:span><text:span text:style-name="T11_6">09</text:span><text:span text:style-name="T11_7">ool</text:span></text:p>
      <text:p text:style-name="P12"><text:span text:style-name="T12_1">Jonas</text:span><text:span text:style-name="T12_2"><text:s/></text:span><text:span text:style-name="T12_3">Klauber</text:span><text:span text:style-name="T12_4">,<text:s/></text:span><text:span text:style-name="T12_5">ada</text:span><text:span text:style-name="T12_6">09</text:span><text:span text:style-name="T12_7">jkl</text:span></text:p>
      <text:p text:style-name="P13"><text:span text:style-name="T13_1">Fredrik</text:span><text:span text:style-name="T13_2"><text:s/></text:span><text:span text:style-name="T13_3">Pettersson</text:span><text:span text:style-name="T13_4">,<text:s/></text:span><text:span text:style-name="T13_5">ada</text:span><text:span text:style-name="T13_6">09</text:span><text:span text:style-name="T13_7">fpe</text:span></text:p>
      <text:p text:style-name="P14"><text:span text:style-name="T14_1">Erik</text:span><text:span text:style-name="T14_2"><text:s/></text:span><text:span text:style-name="T14_3">Westrup</text:span><text:span text:style-name="T14_4">,<text:s/></text:span><text:span text:style-name="T14_5">ada</text:span><text:span text:style-name="T14_6">09</text:span><text:span text:style-name="T14_7">ewe</text:span></text:p>
      <text:p text:style-name="P15"><text:span text:style-name="T15_1">Simon</text:span><text:span text:style-name="T15_2"><text:s/></text:span><text:span text:style-name="T15_3">Thörnqvist</text:span><text:span text:style-name="T15_4">,<text:s/></text:span><text:span text:style-name="T15_5">ada</text:span><text:span text:style-name="T15_6">09</text:span><text:span text:style-name="T15_7">st</text:span><text:span text:style-name="T15_8">1</text:span></text:p>
      <text:p text:style-name="P16"/>
      <text:p text:style-name="P17"/>
      <text:p text:style-name="P18"><text:span text:style-name="T18_1">Role</text:span><text:span text:style-name="T18_2"><text:s/></text:span><text:span text:style-name="T18_3">assignment</text:span><text:span text:style-name="T18_4"><text:s/></text:span><text:span text:style-name="T18_5">to</text:span><text:span text:style-name="T18_6"><text:s/></text:span><text:span text:style-name="T18_7">group</text:span><text:span text:style-name="T18_8"><text:s/></text:span><text:span text:style-name="T18_9">members</text:span></text:p>
      <text:p text:style-name="P19"><text:span text:style-name="T19_1">Project</text:span><text:span text:style-name="T19_2"><text:s/></text:span><text:span text:style-name="T19_3">Manager</text:span></text:p>
      <text:p text:style-name="P20"><text:span text:style-name="T20_1">Responsible</text:span><text:span text:style-name="T20_2"><text:s/></text:span><text:span text:style-name="T20_3">for</text:span><text:span text:style-name="T20_4"><text:s/></text:span><text:span text:style-name="T20_5">coordinating</text:span><text:span text:style-name="T20_6"><text:s/></text:span><text:span text:style-name="T20_7">the</text:span><text:span text:style-name="T20_8"><text:s/></text:span><text:span text:style-name="T20_9">development</text:span><text:span text:style-name="T20_10"><text:s/></text:span><text:span text:style-name="T20_11">work</text:span><text:span text:style-name="T20_12">,<text:s/></text:span><text:span text:style-name="T20_13">the</text:span><text:span text:style-name="T20_14"><text:s/></text:span><text:span text:style-name="T20_15">communication</text:span><text:span text:style-name="T20_16"><text:s/></text:span><text:span text:style-name="T20_17">with</text:span><text:span text:style-name="T20_18"><text:s/></text:span><text:span text:style-name="T20_19">the</text:span><text:span text:style-name="T20_20"><text:s/></text:span><text:span text:style-name="T20_21">project</text:span><text:span text:style-name="T20_22"><text:s/></text:span><text:span text:style-name="T20_23">supervisor</text:span><text:span text:style-name="T20_24">,<text:s/></text:span><text:span text:style-name="T20_25">the</text:span><text:span text:style-name="T20_26"><text:s/></text:span><text:span text:style-name="T20_27">coordination</text:span><text:span text:style-name="T20_28"><text:s/></text:span><text:span text:style-name="T20_29">of</text:span><text:span text:style-name="T20_30"><text:s/></text:span><text:span text:style-name="T20_31">the</text:span><text:span text:style-name="T20_32"><text:s/></text:span><text:span text:style-name="T20_33">acceptance</text:span><text:span text:style-name="T20_34"><text:s/></text:span><text:span text:style-name="T20_35">test</text:span><text:span text:style-name="T20_36"><text:s/></text:span><text:span text:style-name="T20_37">activities</text:span><text:span text:style-name="T20_38">.</text:span></text:p>
      <text:p text:style-name="P21"><text:span text:style-name="T21_1">Assigned</text:span><text:span text:style-name="T21_2">:<text:s/></text:span><text:span text:style-name="T21_3">Tommy</text:span><text:span text:style-name="T21_4"><text:s/></text:span><text:span text:style-name="T21_5">Ivarsson</text:span></text:p>
      <text:p text:style-name="P22"/>
      <text:p text:style-name="P23"><text:span text:style-name="T23_1">Tool</text:span><text:span text:style-name="T23_2"><text:s/></text:span><text:span text:style-name="T23_3">Developer</text:span></text:p>
      <text:p text:style-name="P24"><text:span text:style-name="T24_1">Performs</text:span><text:span text:style-name="T24_2"><text:s/></text:span><text:span text:style-name="T24_3">dedicated</text:span><text:span text:style-name="T24_4"><text:s/></text:span><text:span text:style-name="T24_5">development</text:span><text:span text:style-name="T24_6"><text:s/></text:span><text:span text:style-name="T24_7">and</text:span><text:span text:style-name="T24_8"><text:s/></text:span><text:span text:style-name="T24_9">verification</text:span><text:span text:style-name="T24_10"><text:s/></text:span><text:span text:style-name="T24_11">tasks</text:span><text:span text:style-name="T24_12">.</text:span></text:p>
      <text:p text:style-name="P25"><text:span text:style-name="T25_1">Assigned</text:span><text:span text:style-name="T25_2">:<text:s/></text:span><text:span text:style-name="T25_3">Tommy</text:span><text:span text:style-name="T25_4"><text:s/></text:span><text:span text:style-name="T25_5">Ivarsson</text:span><text:span text:style-name="T25_6">,<text:s/></text:span><text:span text:style-name="T25_7">Oscar</text:span><text:span text:style-name="T25_8"><text:s/></text:span><text:span text:style-name="T25_9">Olsson</text:span><text:span text:style-name="T25_10">,<text:s/></text:span><text:span text:style-name="T25_11">Fredrik</text:span><text:span text:style-name="T25_12"><text:s/></text:span><text:span text:style-name="T25_13">Pettersson</text:span><text:span text:style-name="T25_14">,<text:s/></text:span><text:span text:style-name="T25_15">Simon</text:span><text:span text:style-name="T25_16"><text:s/></text:span><text:span text:style-name="T25_17">Thörnqvist</text:span><text:span text:style-name="T25_18">,<text:s/></text:span><text:span text:style-name="T25_19">Erik</text:span><text:span text:style-name="T25_20"><text:s/></text:span><text:span text:style-name="T25_21">Westrup</text:span><text:span text:style-name="T25_22">,<text:s/></text:span><text:span text:style-name="T25_23">Jonas</text:span><text:span text:style-name="T25_24"><text:s/></text:span><text:span text:style-name="T25_25">Klauber</text:span></text:p>
      <text:p text:style-name="P26"/>
      <text:p text:style-name="P27"><text:span text:style-name="T27_1">User</text:span><text:span text:style-name="T27_2"><text:s/></text:span><text:span text:style-name="T27_3">Representative</text:span><text:span text:style-name="T27_4"><text:s/>(</text:span><text:span text:style-name="T27_5">Customer</text:span><text:span text:style-name="T27_6">)</text:span></text:p>
      <text:p text:style-name="P28"><text:span text:style-name="T28_1">Responsible</text:span><text:span text:style-name="T28_2"><text:s/></text:span><text:span text:style-name="T28_3">for</text:span><text:span text:style-name="T28_4"><text:s/></text:span><text:span text:style-name="T28_5">planning</text:span><text:span text:style-name="T28_6"><text:s/></text:span><text:span text:style-name="T28_7">and</text:span><text:span text:style-name="T28_8"><text:s/></text:span><text:span text:style-name="T28_9">coordinating</text:span><text:span text:style-name="T28_10"><text:s/></text:span><text:span text:style-name="T28_11">acceptance</text:span><text:span text:style-name="T28_12"><text:s/></text:span><text:span text:style-name="T28_13">test</text:span><text:span text:style-name="T28_14"><text:s/></text:span><text:span text:style-name="T28_15">activities</text:span><text:span text:style-name="T28_16">.</text:span></text:p>
      <text:p text:style-name="P29"><text:span text:style-name="T29_1">Assigned</text:span><text:span text:style-name="T29_2">:<text:s/></text:span><text:span text:style-name="T29_3">Jonas</text:span><text:span text:style-name="T29_4"><text:s/></text:span><text:span text:style-name="T29_5">Klauber</text:span><text:span text:style-name="T29_6">,<text:s/></text:span><text:span text:style-name="T29_7">Oscar</text:span><text:span text:style-name="T29_8"><text:s/></text:span><text:span text:style-name="T29_9">Olsson</text:span></text:p>
      <text:p text:style-name="P30"/>
      <text:p text:style-name="P31"><text:span text:style-name="T31_1">User</text:span><text:span text:style-name="T31_2"><text:s/>(</text:span><text:span text:style-name="T31_3">Acceptance</text:span><text:span text:style-name="T31_4"><text:s/></text:span><text:span text:style-name="T31_5">Tester</text:span><text:span text:style-name="T31_6">)</text:span></text:p>
      <text:p text:style-name="P32"><text:span text:style-name="T32_1">Performs</text:span><text:span text:style-name="T32_2"><text:s/></text:span><text:span text:style-name="T32_3">acceptance</text:span><text:span text:style-name="T32_4"><text:s/></text:span><text:span text:style-name="T32_5">test</text:span><text:span text:style-name="T32_6"><text:s/></text:span><text:span text:style-name="T32_7">tasks</text:span><text:span text:style-name="T32_8">.</text:span></text:p>
      <text:p text:style-name="P33"><text:span text:style-name="T33_1">Assigned</text:span><text:span text:style-name="T33_2">:<text:s/></text:span><text:span text:style-name="T33_3">Simon</text:span><text:span text:style-name="T33_4"><text:s/></text:span><text:span text:style-name="T33_5">Thörnqvist</text:span><text:span text:style-name="T33_6">,<text:s/></text:span><text:span text:style-name="T33_7">Erik</text:span><text:span text:style-name="T33_8"><text:s/></text:span><text:span text:style-name="T33_9">Westrup</text:span><text:span text:style-name="T33_10">,<text:s/></text:span><text:span text:style-name="T33_11">Fredrik</text:span><text:span text:style-name="T33_12"><text:s/></text:span><text:span text:style-name="T33_13">Pettersson</text:span><text:span text:style-name="T33_14"><text:tab/></text:span><text:span text:style-name="T33_15"><text:tab/></text:span></text:p>
      <text:p text:style-name="P34"/>
      <text:p text:style-name="P35"><text:span text:style-name="T35_1">Effort</text:span><text:span text:style-name="T35_2"><text:s/></text:span><text:span text:style-name="T35_3">allocation</text:span><text:span text:style-name="T35_4"><text:s/></text:span><text:span text:style-name="T35_5">per</text:span><text:span text:style-name="T35_6"><text:s/></text:span><text:span text:style-name="T35_7">deliverable</text:span><text:span text:style-name="T35_8"><text:s/></text:span><text:span text:style-name="T35_9">and</text:span><text:span text:style-name="T35_10"><text:s/></text:span><text:span text:style-name="T35_11">per</text:span><text:span text:style-name="T35_12"><text:s/></text:span><text:span text:style-name="T35_13">week</text:span></text:p>
      <text:p text:style-name="P36"><text:span text:style-name="T36_1">Project</text:span><text:span text:style-name="T36_2"><text:s/></text:span><text:span text:style-name="T36_3">Plan</text:span><text:span text:style-name="T36_4"><text:s/>(</text:span><text:span text:style-name="T36_5">PP</text:span><text:span text:style-name="T36_6">)<text:s/></text:span><text:span text:style-name="T36_7">Estimation</text:span><text:span text:style-name="T36_8">:<text:s/>24<text:s/></text:span><text:span text:style-name="T36_9">hours</text:span><text:span text:style-name="T36_10">.</text:span></text:p>
      <text:p text:style-name="P37"><text:span text:style-name="T37_1">As</text:span><text:span text:style-name="T37_2"><text:s/></text:span><text:span text:style-name="T37_3">we</text:span><text:span text:style-name="T37_4"><text:s/></text:span><text:span text:style-name="T37_5">have</text:span><text:span text:style-name="T37_6"><text:s/></text:span><text:span text:style-name="T37_7">experience</text:span><text:span text:style-name="T37_8"><text:s/></text:span><text:span text:style-name="T37_9">writing</text:span><text:span text:style-name="T37_10"><text:s/></text:span><text:span text:style-name="T37_11">project</text:span><text:span text:style-name="T37_12"><text:s/></text:span><text:span text:style-name="T37_13">plans</text:span><text:span text:style-name="T37_14"><text:s/></text:span><text:span text:style-name="T37_15">we</text:span><text:span text:style-name="T37_16"><text:s/></text:span><text:span text:style-name="T37_17">have</text:span><text:span text:style-name="T37_18"><text:s/></text:span><text:span text:style-name="T37_19">estimated</text:span><text:span text:style-name="T37_20"><text:s/></text:span><text:span text:style-name="T37_21">this</text:span><text:span text:style-name="T37_22"><text:s/></text:span><text:span text:style-name="T37_23">a</text:span><text:span text:style-name="T37_24"><text:s/></text:span><text:span text:style-name="T37_25">bit</text:span><text:span text:style-name="T37_26"><text:s/></text:span><text:span text:style-name="T37_27">lower</text:span><text:span text:style-name="T37_28"><text:s/></text:span><text:span text:style-name="T37_29">than</text:span><text:span text:style-name="T37_30"><text:s/></text:span><text:span text:style-name="T37_31">the</text:span><text:span text:style-name="T37_32"><text:s/></text:span><text:span text:style-name="T37_33">suggested</text:span><text:span text:style-name="T37_34"><text:s/>10%.</text:span></text:p>
      <text:p text:style-name="P38"/>
      <text:p text:style-name="P39"><text:span text:style-name="T39_1">Tool</text:span><text:span text:style-name="T39_2"><text:s/></text:span><text:span text:style-name="T39_3">Version</text:span><text:span text:style-name="T39_4"><text:s/>1<text:s/>(</text:span><text:span text:style-name="T39_5">TV</text:span><text:span text:style-name="T39_6">1)<text:s/></text:span><text:span text:style-name="T39_7">Estimation</text:span><text:span text:style-name="T39_8">:<text:s/>62<text:s/></text:span><text:span text:style-name="T39_9">hours</text:span><text:span text:style-name="T39_10">.</text:span></text:p>
      <text:p text:style-name="P40"><text:span text:style-name="T40_1">Implementation</text:span><text:span text:style-name="T40_2"><text:s/></text:span><text:span text:style-name="T40_3">always</text:span><text:span text:style-name="T40_4"><text:s/></text:span><text:span text:style-name="T40_5">takes</text:span><text:span text:style-name="T40_6"><text:s/></text:span><text:span text:style-name="T40_7">longer</text:span><text:span text:style-name="T40_8"><text:s/></text:span><text:span text:style-name="T40_9">time</text:span><text:span text:style-name="T40_10"><text:s/></text:span><text:span text:style-name="T40_11">than</text:span><text:span text:style-name="T40_12"><text:s/></text:span><text:span text:style-name="T40_13">you</text:span><text:span text:style-name="T40_14"><text:s/></text:span><text:span text:style-name="T40_15">expect</text:span><text:span text:style-name="T40_16">.<text:s/></text:span></text:p>
      <text:p text:style-name="P41"/>
      <text:p text:style-name="P42"><text:span text:style-name="T42_1">Burn</text:span><text:span text:style-name="T42_2">-</text:span><text:span text:style-name="T42_3">down</text:span><text:span text:style-name="T42_4"><text:s/></text:span><text:span text:style-name="T42_5">Chart</text:span><text:span text:style-name="T42_6"><text:s/>1<text:s/>(</text:span><text:span text:style-name="T42_7">BC</text:span><text:span text:style-name="T42_8">1)<text:s/></text:span><text:span text:style-name="T42_9">Estimation</text:span><text:span text:style-name="T42_10">:<text:s/>20<text:s/></text:span><text:span text:style-name="T42_11">hours</text:span><text:span text:style-name="T42_12">.</text:span></text:p>
      <text:p text:style-name="P43"><text:span text:style-name="T43_1">As</text:span><text:span text:style-name="T43_2"><text:s/></text:span><text:span text:style-name="T43_3">we</text:span><text:span text:style-name="T43_4"><text:s/></text:span><text:span text:style-name="T43_5">have</text:span><text:span text:style-name="T43_6"><text:s/></text:span><text:span text:style-name="T43_7">never</text:span><text:span text:style-name="T43_8"><text:s/></text:span><text:span text:style-name="T43_9">written</text:span><text:span text:style-name="T43_10"><text:s/></text:span><text:span text:style-name="T43_11">burn</text:span><text:span text:style-name="T43_12">-</text:span><text:span text:style-name="T43_13">down</text:span><text:span text:style-name="T43_14"><text:s/></text:span><text:span text:style-name="T43_15">charts</text:span><text:span text:style-name="T43_16"><text:s/></text:span><text:span text:style-name="T43_17">before</text:span><text:span text:style-name="T43_18"><text:s/></text:span><text:span text:style-name="T43_19">we</text:span><text:span text:style-name="T43_20"><text:s/></text:span><text:span text:style-name="T43_21">assume</text:span><text:span text:style-name="T43_22"><text:s/></text:span><text:span text:style-name="T43_23">that</text:span><text:span text:style-name="T43_24"><text:s/></text:span><text:span text:style-name="T43_25">our</text:span><text:span text:style-name="T43_26"><text:s/></text:span><text:span text:style-name="T43_27">first</text:span><text:span text:style-name="T43_28"><text:s/></text:span><text:span text:style-name="T43_29">time</text:span><text:span text:style-name="T43_30"><text:s/></text:span><text:span text:style-name="T43_31">will</text:span><text:span text:style-name="T43_32"><text:s/></text:span><text:span text:style-name="T43_33">be</text:span><text:span text:style-name="T43_34"><text:s/></text:span><text:span text:style-name="T43_35">a</text:span><text:span text:style-name="T43_36"><text:s/></text:span><text:span text:style-name="T43_37">lot</text:span><text:span text:style-name="T43_38"><text:s/></text:span><text:span text:style-name="T43_39">more</text:span><text:span text:style-name="T43_40"><text:s/></text:span><text:span text:style-name="T43_41">time</text:span><text:span text:style-name="T43_42"><text:s/></text:span><text:span text:style-name="T43_43">consuming</text:span><text:span text:style-name="T43_44"><text:s/></text:span><text:span text:style-name="T43_45">than</text:span><text:span text:style-name="T43_46"><text:s/></text:span><text:span text:style-name="T43_47">the</text:span><text:span text:style-name="T43_48"><text:s/></text:span><text:span text:style-name="T43_49">second</text:span><text:span text:style-name="T43_50">.<text:s/></text:span><text:span text:style-name="T43_51">The</text:span><text:span text:style-name="T43_52"><text:s/></text:span><text:span text:style-name="T43_53">first</text:span><text:span text:style-name="T43_54"><text:s/></text:span><text:span text:style-name="T43_55">time</text:span><text:span text:style-name="T43_56"><text:s/></text:span><text:span text:style-name="T43_57">also</text:span><text:span text:style-name="T43_58"><text:s/></text:span><text:span text:style-name="T43_59">includes</text:span><text:span text:style-name="T43_60"><text:s/></text:span><text:span text:style-name="T43_61">things</text:span><text:span text:style-name="T43_62"><text:s/></text:span><text:span text:style-name="T43_63">as</text:span><text:span text:style-name="T43_64"><text:s/></text:span><text:span text:style-name="T43_65">setting</text:span><text:span text:style-name="T43_66"><text:s/></text:span><text:span text:style-name="T43_67">everything</text:span><text:span text:style-name="T43_68"><text:s/></text:span><text:span text:style-name="T43_69">up</text:span><text:span text:style-name="T43_70"><text:s/></text:span><text:span text:style-name="T43_71">and</text:span><text:span text:style-name="T43_72"><text:s/></text:span><text:span text:style-name="T43_73">learning</text:span><text:span text:style-name="T43_74"><text:s/></text:span><text:span text:style-name="T43_75">how</text:span><text:span text:style-name="T43_76"><text:s/></text:span><text:span text:style-name="T43_77">it</text:span><text:span text:style-name="T43_78"><text:s/></text:span><text:span text:style-name="T43_79">works</text:span><text:span text:style-name="T43_80">.</text:span></text:p>
      <text:p text:style-name="P44"/>
      <text:p text:style-name="P45"><text:span text:style-name="T45_1">Tool</text:span><text:span text:style-name="T45_2"><text:s/></text:span><text:span text:style-name="T45_3">Version</text:span><text:span text:style-name="T45_4"><text:s/>2<text:s/>(</text:span><text:span text:style-name="T45_5">TV</text:span><text:span text:style-name="T45_6">2)<text:s/></text:span><text:span text:style-name="T45_7">Estimation</text:span><text:span text:style-name="T45_8">:<text:s/>62<text:s/></text:span><text:span text:style-name="T45_9">hours</text:span><text:span text:style-name="T45_10">.</text:span></text:p>
      <text:p text:style-name="P46"><text:span text:style-name="T46_1">Same</text:span><text:span text:style-name="T46_2"><text:s/></text:span><text:span text:style-name="T46_3">as</text:span><text:span text:style-name="T46_4"><text:s/></text:span><text:span text:style-name="T46_5">TV</text:span><text:span text:style-name="T46_6">1.</text:span></text:p>
      <text:p text:style-name="P47"/>
      <text:p text:style-name="P48"><text:span text:style-name="T48_1">Burn</text:span><text:span text:style-name="T48_2">-</text:span><text:span text:style-name="T48_3">down</text:span><text:span text:style-name="T48_4"><text:s/></text:span><text:span text:style-name="T48_5">Chart</text:span><text:span text:style-name="T48_6"><text:s/>2<text:s/>(</text:span><text:span text:style-name="T48_7">BC</text:span><text:span text:style-name="T48_8">2)<text:s/></text:span><text:span text:style-name="T48_9">Estimation</text:span><text:span text:style-name="T48_10">:<text:s/>7<text:s/></text:span><text:span text:style-name="T48_11">hours</text:span><text:span text:style-name="T48_12">.</text:span></text:p>
      <text:p text:style-name="P49"><text:span text:style-name="T49_1">As</text:span><text:span text:style-name="T49_2"><text:s/></text:span><text:span text:style-name="T49_3">explained</text:span><text:span text:style-name="T49_4"><text:s/></text:span><text:span text:style-name="T49_5">in</text:span><text:span text:style-name="T49_6"><text:s/></text:span><text:span text:style-name="T49_7">BC</text:span><text:span text:style-name="T49_8">1<text:s/></text:span><text:span text:style-name="T49_9">we</text:span><text:span text:style-name="T49_10"><text:s/></text:span><text:span text:style-name="T49_11">expect</text:span><text:span text:style-name="T49_12"><text:s/></text:span><text:span text:style-name="T49_13">that</text:span><text:span text:style-name="T49_14"><text:s/></text:span><text:span text:style-name="T49_15">our</text:span><text:span text:style-name="T49_16"><text:s/></text:span><text:span text:style-name="T49_17">second</text:span><text:span text:style-name="T49_18"><text:s/></text:span><text:span text:style-name="T49_19">time</text:span><text:span text:style-name="T49_20"><text:s/></text:span><text:span text:style-name="T49_21">doing</text:span><text:span text:style-name="T49_22"><text:s/></text:span><text:span text:style-name="T49_23">almost</text:span><text:span text:style-name="T49_24"><text:s/></text:span><text:span text:style-name="T49_25">the</text:span><text:span text:style-name="T49_26"><text:s/></text:span><text:span text:style-name="T49_27">same</text:span><text:span text:style-name="T49_28"><text:s/></text:span><text:span text:style-name="T49_29">thing</text:span><text:span text:style-name="T49_30"><text:s/></text:span><text:span text:style-name="T49_31">will</text:span><text:span text:style-name="T49_32"><text:s/></text:span><text:span text:style-name="T49_33">take</text:span><text:span text:style-name="T49_34"><text:s/></text:span><text:span text:style-name="T49_35">shorter</text:span><text:span text:style-name="T49_36"><text:s/></text:span><text:span text:style-name="T49_37">time</text:span><text:span text:style-name="T49_38">.</text:span></text:p>
      <text:p text:style-name="P50"/>
      <text:p text:style-name="P51"><text:span text:style-name="T51_1">User</text:span><text:span text:style-name="T51_2"><text:s/></text:span><text:span text:style-name="T51_3">Manual</text:span><text:span text:style-name="T51_4"><text:s/>(</text:span><text:span text:style-name="T51_5">UM</text:span><text:span text:style-name="T51_6">)<text:s/></text:span><text:span text:style-name="T51_7">Estimation</text:span><text:span text:style-name="T51_8">:<text:s/>24<text:s/></text:span><text:span text:style-name="T51_9">hours</text:span><text:span text:style-name="T51_10">.</text:span></text:p>
      <text:p text:style-name="P52"><text:span text:style-name="T52_1">As</text:span><text:span text:style-name="T52_2"><text:s/></text:span><text:span text:style-name="T52_3">this</text:span><text:span text:style-name="T52_4"><text:s/></text:span><text:span text:style-name="T52_5">is</text:span><text:span text:style-name="T52_6"><text:s/></text:span><text:span text:style-name="T52_7">not</text:span><text:span text:style-name="T52_8"><text:s/></text:span><text:span text:style-name="T52_9">the</text:span><text:span text:style-name="T52_10"><text:s/></text:span><text:span text:style-name="T52_11">first</text:span><text:span text:style-name="T52_12"><text:s/></text:span><text:span text:style-name="T52_13">time</text:span><text:span text:style-name="T52_14"><text:s/></text:span><text:span text:style-name="T52_15">we</text:span><text:span text:style-name="T52_16"><text:s/></text:span><text:span text:style-name="T52_17">are</text:span><text:span text:style-name="T52_18"><text:s/></text:span><text:span text:style-name="T52_19">writing</text:span><text:span text:style-name="T52_20"><text:s/></text:span><text:span text:style-name="T52_21">a</text:span><text:span text:style-name="T52_22"><text:s/></text:span><text:span text:style-name="T52_23">user</text:span><text:span text:style-name="T52_24"><text:s/></text:span><text:span text:style-name="T52_25">manual</text:span><text:span text:style-name="T52_26"><text:s/></text:span><text:span text:style-name="T52_27">we</text:span><text:span text:style-name="T52_28"><text:s/></text:span><text:span text:style-name="T52_29">expect</text:span><text:span text:style-name="T52_30"><text:s/></text:span><text:span text:style-name="T52_31">the</text:span><text:span text:style-name="T52_32"><text:s/></text:span><text:span text:style-name="T52_33">time</text:span><text:span text:style-name="T52_34"><text:s/></text:span><text:span text:style-name="T52_35">consumed</text:span><text:span text:style-name="T52_36"><text:s/></text:span><text:span text:style-name="T52_37">on</text:span><text:span text:style-name="T52_38"><text:s/></text:span><text:span text:style-name="T52_39">this</text:span><text:span text:style-name="T52_40"><text:s/></text:span><text:span text:style-name="T52_41">deliverable</text:span><text:span text:style-name="T52_42"><text:s/></text:span><text:span text:style-name="T52_43">to</text:span><text:span text:style-name="T52_44"><text:s/></text:span><text:span text:style-name="T52_45">be</text:span><text:span text:style-name="T52_46"><text:s/></text:span><text:span text:style-name="T52_47">a</text:span><text:span text:style-name="T52_48"><text:s/></text:span><text:span text:style-name="T52_49">bit</text:span><text:span text:style-name="T52_50"><text:s/></text:span><text:span text:style-name="T52_51">lower</text:span><text:span text:style-name="T52_52"><text:s/></text:span><text:span text:style-name="T52_53">than</text:span><text:span text:style-name="T52_54"><text:s/></text:span><text:span text:style-name="T52_55">the</text:span><text:span text:style-name="T52_56"><text:s/></text:span><text:span text:style-name="T52_57">suggested</text:span><text:span text:style-name="T52_58"><text:s/></text:span><text:span text:style-name="T52_59">amount</text:span><text:span text:style-name="T52_60">.</text:span></text:p>
      <text:p text:style-name="P53"><text:span text:style-name="T53_1">Acceptance</text:span><text:span text:style-name="T53_2"><text:s/></text:span><text:span text:style-name="T53_3">Test</text:span><text:span text:style-name="T53_4"><text:s/></text:span><text:span text:style-name="T53_5">Report</text:span><text:span text:style-name="T53_6"><text:s/>(</text:span><text:span text:style-name="T53_7">ATR</text:span><text:span text:style-name="T53_8">)<text:s/></text:span><text:span text:style-name="T53_9">Estimation</text:span><text:span text:style-name="T53_10">:<text:s/>47<text:s/></text:span><text:span text:style-name="T53_11">hours</text:span><text:span text:style-name="T53_12">.</text:span></text:p>
      <text:p text:style-name="P54"><text:span text:style-name="T54_1">In</text:span><text:span text:style-name="T54_2"><text:s/></text:span><text:span text:style-name="T54_3">order</text:span><text:span text:style-name="T54_4"><text:s/></text:span><text:span text:style-name="T54_5">to</text:span><text:span text:style-name="T54_6"><text:s/></text:span><text:span text:style-name="T54_7">test</text:span><text:span text:style-name="T54_8"><text:s/></text:span><text:span text:style-name="T54_9">the</text:span><text:span text:style-name="T54_10"><text:s/></text:span><text:span text:style-name="T54_11">partner</text:span><text:span text:style-name="T54_12"><text:s/></text:span><text:span text:style-name="T54_13">group</text:span><text:span text:style-name="T54_14">’</text:span><text:span text:style-name="T54_15">s</text:span><text:span text:style-name="T54_16"><text:s/></text:span><text:span text:style-name="T54_17">product</text:span><text:span text:style-name="T54_18"><text:s/></text:span><text:span text:style-name="T54_19">properly</text:span><text:span text:style-name="T54_20"><text:s/></text:span><text:span text:style-name="T54_21">and</text:span><text:span text:style-name="T54_22"><text:s/></text:span><text:span text:style-name="T54_23">thereby</text:span><text:span text:style-name="T54_24"><text:s/></text:span><text:span text:style-name="T54_25">give</text:span><text:span text:style-name="T54_26"><text:s/></text:span><text:span text:style-name="T54_27">proper</text:span><text:span text:style-name="T54_28"><text:s/></text:span><text:span text:style-name="T54_29">feedback</text:span><text:span text:style-name="T54_30"><text:s/></text:span><text:span text:style-name="T54_31">we</text:span><text:span text:style-name="T54_32"><text:s/></text:span><text:span text:style-name="T54_33">have</text:span><text:span text:style-name="T54_34"><text:s/></text:span><text:span text:style-name="T54_35">chosen</text:span><text:span text:style-name="T54_36"><text:s/></text:span><text:span text:style-name="T54_37">to</text:span><text:span text:style-name="T54_38"><text:s/></text:span><text:span text:style-name="T54_39">spend</text:span><text:span text:style-name="T54_40"><text:s/></text:span><text:span text:style-name="T54_41">a</text:span><text:span text:style-name="T54_42"><text:s/></text:span><text:span text:style-name="T54_43">lot</text:span><text:span text:style-name="T54_44"><text:s/></text:span><text:span text:style-name="T54_45">of</text:span><text:span text:style-name="T54_46"><text:s/></text:span><text:span text:style-name="T54_47">time</text:span><text:span text:style-name="T54_48"><text:s/></text:span><text:span text:style-name="T54_49">on</text:span><text:span text:style-name="T54_50"><text:s/></text:span><text:span text:style-name="T54_51">this</text:span><text:span text:style-name="T54_52"><text:s/></text:span><text:span text:style-name="T54_53">deliverable</text:span><text:span text:style-name="T54_54">.</text:span></text:p>
      <text:p text:style-name="P55"/>
      <text:p text:style-name="P56"><text:span text:style-name="T56_1">Retrospective</text:span><text:span text:style-name="T56_2"><text:s/></text:span><text:span text:style-name="T56_3">Report</text:span><text:span text:style-name="T56_4"><text:s/>(</text:span><text:span text:style-name="T56_5">RR</text:span><text:span text:style-name="T56_6">)<text:s/></text:span><text:span text:style-name="T56_7">Estimation</text:span><text:span text:style-name="T56_8">:<text:s/>24<text:s/></text:span><text:span text:style-name="T56_9">hours</text:span><text:span text:style-name="T56_10">.</text:span></text:p>
      <text:p text:style-name="P57"><text:span text:style-name="T57_1">As</text:span><text:span text:style-name="T57_2"><text:s/></text:span><text:span text:style-name="T57_3">the</text:span><text:span text:style-name="T57_4"><text:s/></text:span><text:span text:style-name="T57_5">project</text:span><text:span text:style-name="T57_6"><text:s/></text:span><text:span text:style-name="T57_7">group</text:span><text:span text:style-name="T57_8"><text:s/></text:span><text:span text:style-name="T57_9">is</text:span><text:span text:style-name="T57_10"><text:s/></text:span><text:span text:style-name="T57_11">quite</text:span><text:span text:style-name="T57_12"><text:s/></text:span><text:span text:style-name="T57_13">small</text:span><text:span text:style-name="T57_14"><text:s/></text:span><text:span text:style-name="T57_15">and</text:span><text:span text:style-name="T57_16"><text:s/></text:span><text:span text:style-name="T57_17">will</text:span><text:span text:style-name="T57_18"><text:s/></text:span><text:span text:style-name="T57_19">be</text:span><text:span text:style-name="T57_20"><text:s/></text:span><text:span text:style-name="T57_21">working</text:span><text:span text:style-name="T57_22"><text:s/></text:span><text:span text:style-name="T57_23">close</text:span><text:span text:style-name="T57_24"><text:s/></text:span><text:span text:style-name="T57_25">together</text:span><text:span text:style-name="T57_26"><text:s/></text:span><text:span text:style-name="T57_27">a</text:span><text:span text:style-name="T57_28"><text:s/></text:span><text:span text:style-name="T57_29">lot</text:span><text:span text:style-name="T57_30"><text:s/></text:span><text:span text:style-name="T57_31">of</text:span><text:span text:style-name="T57_32"><text:s/></text:span><text:span text:style-name="T57_33">the</text:span><text:span text:style-name="T57_34"><text:s/></text:span><text:span text:style-name="T57_35">information</text:span><text:span text:style-name="T57_36"><text:s/></text:span><text:span text:style-name="T57_37">for</text:span><text:span text:style-name="T57_38"><text:s/></text:span><text:span text:style-name="T57_39">the</text:span><text:span text:style-name="T57_40"><text:s/></text:span><text:span text:style-name="T57_41">RR</text:span><text:span text:style-name="T57_42"><text:s/></text:span><text:span text:style-name="T57_43">will</text:span><text:span text:style-name="T57_44"><text:s/></text:span><text:span text:style-name="T57_45">already</text:span><text:span text:style-name="T57_46"><text:s/></text:span><text:span text:style-name="T57_47">be</text:span><text:span text:style-name="T57_48"><text:s/></text:span><text:span text:style-name="T57_49">known</text:span><text:span text:style-name="T57_50"><text:s/></text:span><text:span text:style-name="T57_51">amongst</text:span><text:span text:style-name="T57_52"><text:s/></text:span><text:span text:style-name="T57_53">the</text:span><text:span text:style-name="T57_54"><text:s/></text:span><text:span text:style-name="T57_55">entire</text:span><text:span text:style-name="T57_56"><text:s/></text:span><text:span text:style-name="T57_57">group</text:span><text:span text:style-name="T57_58"><text:s/></text:span><text:span text:style-name="T57_59">which</text:span><text:span text:style-name="T57_60"><text:s/></text:span><text:span text:style-name="T57_61">will</text:span><text:span text:style-name="T57_62"><text:s/></text:span><text:span text:style-name="T57_63">make</text:span><text:span text:style-name="T57_64"><text:s/></text:span><text:span text:style-name="T57_65">the</text:span><text:span text:style-name="T57_66"><text:s/></text:span><text:span text:style-name="T57_67">project</text:span><text:span text:style-name="T57_68"><text:s/></text:span><text:span text:style-name="T57_69">conclusion</text:span><text:span text:style-name="T57_70"><text:s/></text:span><text:span text:style-name="T57_71">easier</text:span><text:span text:style-name="T57_72">.</text:span></text:p>
      <text:p text:style-name="P58"/>
      <text:p text:style-name="P59"><text:span text:style-name="T59_1">Total</text:span><text:span text:style-name="T59_2"><text:s/></text:span><text:span text:style-name="T59_3">estimation</text:span><text:span text:style-name="T59_4"><text:s/></text:span><text:span text:style-name="T59_5">Total</text:span><text:span text:style-name="T59_6"><text:s/></text:span><text:span text:style-name="T59_7">estimation</text:span><text:span text:style-name="T59_8">:<text:s/>270<text:s/></text:span><text:span text:style-name="T59_9">hours</text:span><text:span text:style-name="T59_10">.</text:span></text:p>
      <text:p text:style-name="P60"><text:span text:style-name="T60_1">This</text:span><text:span text:style-name="T60_2"><text:s/></text:span><text:span text:style-name="T60_3">corresponds</text:span><text:span text:style-name="T60_4"><text:s/></text:span><text:span text:style-name="T60_5">to</text:span><text:span text:style-name="T60_6"><text:s/></text:span><text:span text:style-name="T60_7">a</text:span><text:span text:style-name="T60_8"><text:s/></text:span><text:span text:style-name="T60_9">per</text:span><text:span text:style-name="T60_10"><text:s/></text:span><text:span text:style-name="T60_11">person</text:span><text:span text:style-name="T60_12"><text:s/></text:span><text:span text:style-name="T60_13">estimate</text:span><text:span text:style-name="T60_14"><text:s/></text:span><text:span text:style-name="T60_15">of</text:span><text:span text:style-name="T60_16"><text:s/>45<text:s/></text:span><text:span text:style-name="T60_17">hours</text:span><text:span text:style-name="T60_18"><text:s/></text:span><text:span text:style-name="T60_19">for</text:span><text:span text:style-name="T60_20"><text:s/></text:span><text:span text:style-name="T60_21">the</text:span><text:span text:style-name="T60_22"><text:s/></text:span><text:span text:style-name="T60_23">entire</text:span><text:span text:style-name="T60_24"><text:s/></text:span><text:span text:style-name="T60_25">project</text:span><text:span text:style-name="T60_26">.</text:span></text:p>
      <text:h text:style-name="P61" text:outline-level="10"><text:bookmark-start text:name="h.8oa1b6trbr1r"/><text:bookmark-end text:name="h.8oa1b6trbr1r"/><text:span text:style-name="T61_1">Tasks</text:span><text:span text:style-name="T61_2">,<text:s/></text:span><text:span text:style-name="T61_3">requirements</text:span><text:span text:style-name="T61_4"><text:s/></text:span><text:span text:style-name="T61_5">and</text:span><text:span text:style-name="T61_6"><text:s/></text:span><text:span text:style-name="T61_7">assignments</text:span></text:h>
      <text:p text:style-name="P62"><text:span text:style-name="T62_1">Each</text:span><text:span text:style-name="T62_2"><text:s/></text:span><text:span text:style-name="T62_3">requirement</text:span><text:span text:style-name="T62_4"><text:s/></text:span><text:span text:style-name="T62_5">is</text:span><text:span text:style-name="T62_6"><text:s/></text:span><text:span text:style-name="T62_7">broken</text:span><text:span text:style-name="T62_8"><text:s/></text:span><text:span text:style-name="T62_9">up</text:span><text:span text:style-name="T62_10"><text:s/></text:span><text:span text:style-name="T62_11">in</text:span><text:span text:style-name="T62_12"><text:s/></text:span><text:span text:style-name="T62_13">one</text:span><text:span text:style-name="T62_14"><text:s/></text:span><text:span text:style-name="T62_15">or</text:span><text:span text:style-name="T62_16"><text:s/></text:span><text:span text:style-name="T62_17">more</text:span><text:span text:style-name="T62_18"><text:s/></text:span><text:span text:style-name="T62_19">tasks</text:span><text:span text:style-name="T62_20">.<text:s/></text:span><text:span text:style-name="T62_21">Each</text:span><text:span text:style-name="T62_22"><text:s/></text:span><text:span text:style-name="T62_23">task</text:span><text:span text:style-name="T62_24"><text:s/></text:span><text:span text:style-name="T62_25">is</text:span><text:span text:style-name="T62_26"><text:s/></text:span><text:span text:style-name="T62_27">effort</text:span><text:span text:style-name="T62_28"><text:s/></text:span><text:span text:style-name="T62_29">estimated</text:span><text:span text:style-name="T62_30"><text:s/></text:span><text:span text:style-name="T62_31">and</text:span><text:span text:style-name="T62_32"><text:s/></text:span><text:span text:style-name="T62_33">assigned</text:span><text:span text:style-name="T62_34"><text:s/></text:span><text:span text:style-name="T62_35">to</text:span><text:span text:style-name="T62_36"><text:s/></text:span><text:span text:style-name="T62_37">an</text:span><text:span text:style-name="T62_38"><text:s/></text:span><text:span text:style-name="T62_39">iteration</text:span><text:span text:style-name="T62_40">,<text:s/></text:span><text:span text:style-name="T62_41">which</text:span><text:span text:style-name="T62_42"><text:s/></text:span><text:span text:style-name="T62_43">in</text:span><text:span text:style-name="T62_44"><text:s/></text:span><text:span text:style-name="T62_45">turn</text:span><text:span text:style-name="T62_46"><text:s/></text:span><text:span text:style-name="T62_47">assigns</text:span><text:span text:style-name="T62_48"><text:s/></text:span><text:span text:style-name="T62_49">requirements</text:span><text:span text:style-name="T62_50"><text:s/></text:span><text:span text:style-name="T62_51">to</text:span><text:span text:style-name="T62_52"><text:s/></text:span><text:span text:style-name="T62_53">iterations</text:span><text:span text:style-name="T62_54">.<text:s/></text:span><text:span text:style-name="T62_55">For</text:span><text:span text:style-name="T62_56"><text:s/></text:span><text:span text:style-name="T62_57">each</text:span><text:span text:style-name="T62_58"><text:s/></text:span><text:span text:style-name="T62_59">iteration</text:span><text:span text:style-name="T62_60"><text:s/></text:span><text:span text:style-name="T62_61">the</text:span><text:span text:style-name="T62_62"><text:s/></text:span><text:span text:style-name="T62_63">tasks</text:span><text:span text:style-name="T62_64"><text:s/></text:span><text:span text:style-name="T62_65">included</text:span><text:span text:style-name="T62_66"><text:s/></text:span><text:span text:style-name="T62_67">in</text:span><text:span text:style-name="T62_68"><text:s/></text:span><text:span text:style-name="T62_69">that</text:span><text:span text:style-name="T62_70"><text:s/></text:span><text:span text:style-name="T62_71">iteration</text:span><text:span text:style-name="T62_72"><text:s/></text:span><text:span text:style-name="T62_73">are</text:span><text:span text:style-name="T62_74"><text:s/></text:span><text:span text:style-name="T62_75">assigned</text:span><text:span text:style-name="T62_76"><text:s/></text:span><text:span text:style-name="T62_77">to</text:span><text:span text:style-name="T62_78"><text:s/></text:span><text:span text:style-name="T62_79">at</text:span><text:span text:style-name="T62_80"><text:s/></text:span><text:span text:style-name="T62_81">least</text:span><text:span text:style-name="T62_82"><text:s/></text:span><text:span text:style-name="T62_83">one</text:span><text:span text:style-name="T62_84"><text:s/></text:span><text:span text:style-name="T62_85">developer</text:span><text:span text:style-name="T62_86">.</text:span></text:p>
      <text:p text:style-name="P63"/>
      <text:p text:style-name="P64"><text:span text:style-name="T64_1">Estimations</text:span><text:span text:style-name="T64_2"><text:s/></text:span><text:span text:style-name="T64_3">have</text:span><text:span text:style-name="T64_4"><text:s/></text:span><text:span text:style-name="T64_5">been</text:span><text:span text:style-name="T64_6"><text:s/></text:span><text:span text:style-name="T64_7">derived</text:span><text:span text:style-name="T64_8"><text:s/></text:span><text:span text:style-name="T64_9">through</text:span><text:span text:style-name="T64_10"><text:s/></text:span><text:span text:style-name="T64_11">planning</text:span><text:span text:style-name="T64_12"><text:s/></text:span><text:span text:style-name="T64_13">poker</text:span><text:span text:style-name="T64_14">.<text:s/></text:span><text:span text:style-name="T64_15">Unit</text:span><text:span text:style-name="T64_16"><text:s/></text:span><text:span text:style-name="T64_17">testing</text:span><text:span text:style-name="T64_18"><text:s/></text:span><text:span text:style-name="T64_19">is</text:span><text:span text:style-name="T64_20"><text:s/></text:span><text:span text:style-name="T64_21">included</text:span><text:span text:style-name="T64_22"><text:s/></text:span><text:span text:style-name="T64_23">in</text:span><text:span text:style-name="T64_24"><text:s/></text:span><text:span text:style-name="T64_25">each</text:span><text:span text:style-name="T64_26"><text:s/></text:span><text:span text:style-name="T64_27">estimation</text:span><text:span text:style-name="T64_28">.<text:s/></text:span><text:span text:style-name="T64_29">Iteration</text:span><text:span text:style-name="T64_30"><text:s/>1<text:s/></text:span><text:span text:style-name="T64_31">has</text:span><text:span text:style-name="T64_32"><text:s/>11<text:s/></text:span><text:span text:style-name="T64_33">man</text:span><text:span text:style-name="T64_34"><text:s/></text:span><text:span text:style-name="T64_35">hours</text:span><text:span text:style-name="T64_36"><text:s/></text:span><text:span text:style-name="T64_37">reserved</text:span><text:span text:style-name="T64_38"><text:s/></text:span><text:span text:style-name="T64_39">for</text:span><text:span text:style-name="T64_40"><text:s/></text:span><text:span text:style-name="T64_41">meetings</text:span><text:span text:style-name="T64_42"><text:s/></text:span><text:span text:style-name="T64_43">and</text:span><text:span text:style-name="T64_44"><text:s/></text:span><text:span text:style-name="T64_45">general</text:span><text:span text:style-name="T64_46"><text:s/></text:span><text:span text:style-name="T64_47">discussion</text:span><text:span text:style-name="T64_48">,<text:s/></text:span><text:span text:style-name="T64_49">iteration</text:span><text:span text:style-name="T64_50"><text:s/>2<text:s/></text:span><text:span text:style-name="T64_51">has</text:span><text:span text:style-name="T64_52"><text:s/>23<text:s/></text:span><text:span text:style-name="T64_53">such</text:span><text:span text:style-name="T64_54"><text:s/></text:span><text:span text:style-name="T64_55">hours</text:span><text:span text:style-name="T64_56">.</text:span></text:p>
      <text:p text:style-name="P65"/>
      <text:p text:style-name="P66"><text:span text:style-name="T66_1">Usability</text:span><text:span text:style-name="T66_2"><text:s/></text:span><text:span text:style-name="T66_3">requirements</text:span><text:span text:style-name="T66_4"><text:s/></text:span><text:span text:style-name="T66_5">have</text:span><text:span text:style-name="T66_6"><text:s/></text:span><text:span text:style-name="T66_7">been</text:span><text:span text:style-name="T66_8"><text:s/></text:span><text:span text:style-name="T66_9">evaluated</text:span><text:span text:style-name="T66_10"><text:s/></text:span><text:span text:style-name="T66_11">with</text:span><text:span text:style-name="T66_12"><text:s/></text:span><text:span text:style-name="T66_13">a</text:span><text:span text:style-name="T66_14"><text:s/></text:span><text:span text:style-name="T66_15">target</text:span><text:span text:style-name="T66_16"><text:s/></text:span><text:span text:style-name="T66_17">group</text:span><text:span text:style-name="T66_18"><text:s/></text:span><text:span text:style-name="T66_19">in</text:span><text:span text:style-name="T66_20"><text:s/></text:span><text:span text:style-name="T66_21">mind</text:span><text:span text:style-name="T66_22"><text:s/></text:span><text:span text:style-name="T66_23">comprised</text:span><text:span text:style-name="T66_24"><text:s/></text:span><text:span text:style-name="T66_25">of</text:span><text:span text:style-name="T66_26"><text:s/></text:span><text:span text:style-name="T66_27">software</text:span><text:span text:style-name="T66_28"><text:s/></text:span><text:span text:style-name="T66_29">project</text:span><text:span text:style-name="T66_30"><text:s/></text:span><text:span text:style-name="T66_31">leaders</text:span><text:span text:style-name="T66_32"><text:s/></text:span><text:span text:style-name="T66_33">with</text:span><text:span text:style-name="T66_34"><text:s/></text:span><text:span text:style-name="T66_35">extensive</text:span><text:span text:style-name="T66_36"><text:s/></text:span><text:span text:style-name="T66_37">computer</text:span><text:span text:style-name="T66_38"><text:s/></text:span><text:span text:style-name="T66_39">experience</text:span><text:span text:style-name="T66_40">.</text:span></text:p>
      <text:p text:style-name="P67"/>
      <text:p text:style-name="P68"><text:span text:style-name="T68_1">Task</text:span><text:span text:style-name="T68_2"><text:s/>0:<text:s/></text:span><text:span text:style-name="T68_3">Iteration</text:span><text:span text:style-name="T68_4"><text:s/>0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69"><text:span text:style-name="T69_1">Description</text:span></text:p>
          </table:table-cell>
          <table:table-cell table:style-name="Cell2">
            <text:p text:style-name="P70"><text:span text:style-name="T70_1">Build</text:span><text:span text:style-name="T70_2"><text:s/></text:span><text:span text:style-name="T70_3">development</text:span><text:span text:style-name="T70_4"><text:s/></text:span><text:span text:style-name="T70_5">environment</text:span><text:span text:style-name="T70_6">.</text:span></text:p>
          </table:table-cell>
        </table:table-row>
        <table:table-row table:style-name="Row2">
          <table:table-cell table:style-name="Cell3">
            <text:p text:style-name="P71"><text:span text:style-name="T71_1">Developer</text:span><text:span text:style-name="T71_2">(</text:span><text:span text:style-name="T71_3">s</text:span><text:span text:style-name="T71_4">)</text:span></text:p>
          </table:table-cell>
          <table:table-cell table:style-name="Cell4">
            <text:p text:style-name="P72"><text:span text:style-name="T72_1">All</text:span><text:span text:style-name="T72_2"><text:s/></text:span><text:span text:style-name="T72_3">developers</text:span><text:span text:style-name="T72_4"><text:s/></text:span><text:span text:style-name="T72_5">are</text:span><text:span text:style-name="T72_6"><text:s/></text:span><text:span text:style-name="T72_7">involved</text:span></text:p>
          </table:table-cell>
        </table:table-row>
        <table:table-row table:style-name="Row3">
          <table:table-cell table:style-name="Cell5">
            <text:p text:style-name="P73"><text:span text:style-name="T73_1">Dependencies</text:span></text:p>
          </table:table-cell>
          <table:table-cell table:style-name="Cell6">
            <text:p text:style-name="P74"><text:span text:style-name="T74_1">None</text:span></text:p>
          </table:table-cell>
        </table:table-row>
        <table:table-row table:style-name="Row4">
          <table:table-cell table:style-name="Cell7">
            <text:p text:style-name="P75"><text:span text:style-name="T75_1">Estimation</text:span><text:span text:style-name="T75_2"><text:s/>(</text:span><text:span text:style-name="T75_3">h</text:span><text:span text:style-name="T75_4">)</text:span></text:p>
          </table:table-cell>
          <table:table-cell table:style-name="Cell8">
            <text:p text:style-name="P76"><text:span text:style-name="T76_1">5</text:span></text:p>
          </table:table-cell>
        </table:table-row>
        <table:table-row table:style-name="Row5">
          <table:table-cell table:style-name="Cell9">
            <text:p text:style-name="P77"><text:span text:style-name="T77_1">Task</text:span><text:span text:style-name="T77_2"><text:s/></text:span><text:span text:style-name="T77_3">derived</text:span><text:span text:style-name="T77_4"><text:s/></text:span><text:span text:style-name="T77_5">from</text:span><text:span text:style-name="T77_6"><text:s/></text:span><text:span text:style-name="T77_7">requirement</text:span><text:span text:style-name="T77_8">(</text:span><text:span text:style-name="T77_9">s</text:span><text:span text:style-name="T77_10">)</text:span></text:p>
          </table:table-cell>
          <table:table-cell table:style-name="Cell10">
            <text:p text:style-name="P78"><text:span text:style-name="T78_1">FR</text:span><text:span text:style-name="T78_2"><text:s/>01/02</text:span></text:p>
          </table:table-cell>
        </table:table-row>
        <table:table-row table:style-name="Row6">
          <table:table-cell table:style-name="Cell11">
            <text:p text:style-name="P79"><text:span text:style-name="T79_1">Iteration</text:span></text:p>
          </table:table-cell>
          <table:table-cell table:style-name="Cell12">
            <text:p text:style-name="P80"><text:span text:style-name="T80_1">1</text:span></text:p>
          </table:table-cell>
        </table:table-row>
      </table:table>
      <text:p text:style-name="P81"/>
      <text:p text:style-name="P82"><text:span text:style-name="T82_1">Task</text:span><text:span text:style-name="T82_2"><text:s/>1:</text:span><text:span text:style-name="T82_3"><text:s/></text:span><text:span text:style-name="T82_4">Data</text:span><text:span text:style-name="T82_5"><text:s/></text:span><text:span text:style-name="T82_6">structure</text:span></text:p>
      <text:p text:style-name="P83"/>
      <text:p text:style-name="P84"><text:span text:style-name="T84_1">Task</text:span><text:span text:style-name="T84_2"><text:s/>1.1:<text:s/></text:span><text:span text:style-name="T84_3">Define</text:span><text:span text:style-name="T84_4"><text:s/></text:span><text:span text:style-name="T84_5">and</text:span><text:span text:style-name="T84_6"><text:s/></text:span><text:span text:style-name="T84_7">implement</text:span><text:span text:style-name="T84_8"><text:s/></text:span><text:span text:style-name="T84_9">Data</text:span><text:span text:style-name="T84_10"><text:s/></text:span><text:span text:style-name="T84_11">structure</text:span><text:span text:style-name="T84_12"><text:s/></text:span><text:span text:style-name="T84_13">Interface</text:span><text:span text:style-name="T84_14">.</text:span></text:p>
      <table:table table:style-name="Table2">
        <table:table-column table:style-name="Column3"/>
        <table:table-column table:style-name="Column4"/>
        <table:table-row table:style-name="Row7">
          <table:table-cell table:style-name="Cell13">
            <text:p text:style-name="P85"><text:span text:style-name="T85_1">Description</text:span></text:p>
          </table:table-cell>
          <table:table-cell table:style-name="Cell14">
            <text:p text:style-name="P86"><text:span text:style-name="T86_1">Interface</text:span><text:span text:style-name="T86_2"><text:s/></text:span><text:span text:style-name="T86_3">should</text:span><text:span text:style-name="T86_4"><text:s/></text:span><text:span text:style-name="T86_5">be</text:span><text:span text:style-name="T86_6"><text:s/></text:span><text:span text:style-name="T86_7">implemented</text:span><text:span text:style-name="T86_8"><text:s/></text:span><text:span text:style-name="T86_9">according</text:span><text:span text:style-name="T86_10"><text:s/></text:span><text:span text:style-name="T86_11">to</text:span><text:span text:style-name="T86_12"><text:s/></text:span><text:span text:style-name="T86_13">similarity</text:span><text:span text:style-name="T86_14"><text:s/></text:span><text:span text:style-name="T86_15">function</text:span><text:span text:style-name="T86_16"><text:s/></text:span><text:span text:style-name="T86_17">needs</text:span><text:span text:style-name="T86_18">.</text:span></text:p>
          </table:table-cell>
        </table:table-row>
        <table:table-row table:style-name="Row8">
          <table:table-cell table:style-name="Cell15">
            <text:p text:style-name="P87"><text:span text:style-name="T87_1">Developer</text:span><text:span text:style-name="T87_2">(</text:span><text:span text:style-name="T87_3">s</text:span><text:span text:style-name="T87_4">)</text:span></text:p>
          </table:table-cell>
          <table:table-cell table:style-name="Cell16">
            <text:p text:style-name="P88"><text:span text:style-name="T88_1">Tommy</text:span><text:span text:style-name="T88_2"><text:s/></text:span><text:span text:style-name="T88_3">Ivarsson</text:span><text:span text:style-name="T88_4">,<text:s/></text:span><text:span text:style-name="T88_5">Oscar</text:span><text:span text:style-name="T88_6"><text:s/></text:span><text:span text:style-name="T88_7">Olsson</text:span></text:p>
          </table:table-cell>
        </table:table-row>
        <table:table-row table:style-name="Row9">
          <table:table-cell table:style-name="Cell17">
            <text:p text:style-name="P89"><text:span text:style-name="T89_1">Dependencies</text:span></text:p>
          </table:table-cell>
          <table:table-cell table:style-name="Cell18">
            <text:p text:style-name="P90"><text:span text:style-name="T90_1">None</text:span></text:p>
          </table:table-cell>
        </table:table-row>
        <table:table-row table:style-name="Row10">
          <table:table-cell table:style-name="Cell19">
            <text:p text:style-name="P91"><text:span text:style-name="T91_1">Estimation</text:span><text:span text:style-name="T91_2"><text:s/>(</text:span><text:span text:style-name="T91_3">h</text:span><text:span text:style-name="T91_4">)</text:span></text:p>
          </table:table-cell>
          <table:table-cell table:style-name="Cell20">
            <text:p text:style-name="P92"><text:span text:style-name="T92_1">14</text:span></text:p>
          </table:table-cell>
        </table:table-row>
        <table:table-row table:style-name="Row11">
          <table:table-cell table:style-name="Cell21">
            <text:p text:style-name="P93"><text:span text:style-name="T93_1">Task</text:span><text:span text:style-name="T93_2"><text:s/></text:span><text:span text:style-name="T93_3">derived</text:span><text:span text:style-name="T93_4"><text:s/></text:span><text:span text:style-name="T93_5">from</text:span><text:span text:style-name="T93_6"><text:s/></text:span><text:span text:style-name="T93_7">requirement</text:span><text:span text:style-name="T93_8">(</text:span><text:span text:style-name="T93_9">s</text:span><text:span text:style-name="T93_10">)</text:span></text:p>
          </table:table-cell>
          <table:table-cell table:style-name="Cell22">
            <text:p text:style-name="P94"><text:span text:style-name="T94_1">FR</text:span><text:span text:style-name="T94_2"><text:s/>01/02</text:span></text:p>
          </table:table-cell>
        </table:table-row>
        <table:table-row table:style-name="Row12">
          <table:table-cell table:style-name="Cell23">
            <text:p text:style-name="P95"><text:span text:style-name="T95_1">Iteration</text:span></text:p>
          </table:table-cell>
          <table:table-cell table:style-name="Cell24">
            <text:p text:style-name="P96"><text:span text:style-name="T96_1">1</text:span></text:p>
          </table:table-cell>
        </table:table-row>
      </table:table>
      <text:p text:style-name="P97"/>
      <text:p text:style-name="P98"><text:span text:style-name="T98_1">Task</text:span><text:span text:style-name="T98_2"><text:s/>1.2:<text:s/></text:span><text:span text:style-name="T98_3">Implement</text:span><text:span text:style-name="T98_4"><text:s/></text:span><text:span text:style-name="T98_5">Data</text:span><text:span text:style-name="T98_6"><text:s/></text:span><text:span text:style-name="T98_7">structure</text:span><text:span text:style-name="T98_8"><text:s/></text:span><text:span text:style-name="T98_9">according</text:span><text:span text:style-name="T98_10"><text:s/></text:span><text:span text:style-name="T98_11">to</text:span><text:span text:style-name="T98_12"><text:s/></text:span><text:span text:style-name="T98_13">interface</text:span><text:span text:style-name="T98_14"><text:s/></text:span><text:span text:style-name="T98_15">specified</text:span><text:span text:style-name="T98_16"><text:s/></text:span><text:span text:style-name="T98_17">in</text:span><text:span text:style-name="T98_18"><text:s/></text:span><text:span text:style-name="T98_19">Task</text:span><text:span text:style-name="T98_20"><text:s/>#1.1.</text:span></text:p>
      <table:table table:style-name="Table3">
        <table:table-column table:style-name="Column5"/>
        <table:table-column table:style-name="Column6"/>
        <table:table-row table:style-name="Row13">
          <table:table-cell table:style-name="Cell25">
            <text:p text:style-name="P99"><text:span text:style-name="T99_1">Description</text:span><text:span text:style-name="T99_2">:<text:s/></text:span></text:p>
          </table:table-cell>
          <table:table-cell table:style-name="Cell26">
            <text:p text:style-name="P100"><text:span text:style-name="T100_1">Data</text:span><text:span text:style-name="T100_2"><text:s/></text:span><text:span text:style-name="T100_3">structure</text:span><text:span text:style-name="T100_4"><text:s/></text:span><text:span text:style-name="T100_5">should</text:span><text:span text:style-name="T100_6"><text:s/></text:span><text:span text:style-name="T100_7">be</text:span><text:span text:style-name="T100_8"><text:s/></text:span><text:span text:style-name="T100_9">implemented</text:span><text:span text:style-name="T100_10"><text:s/></text:span><text:span text:style-name="T100_11">according</text:span><text:span text:style-name="T100_12"><text:s/></text:span><text:span text:style-name="T100_13">to</text:span><text:span text:style-name="T100_14"><text:s/></text:span><text:span text:style-name="T100_15">Task</text:span><text:span text:style-name="T100_16"><text:s/>#1.1.</text:span></text:p>
          </table:table-cell>
        </table:table-row>
        <table:table-row table:style-name="Row14">
          <table:table-cell table:style-name="Cell27">
            <text:p text:style-name="P101"><text:span text:style-name="T101_1">Developer</text:span><text:span text:style-name="T101_2">(</text:span><text:span text:style-name="T101_3">s</text:span><text:span text:style-name="T101_4">)</text:span></text:p>
          </table:table-cell>
          <table:table-cell table:style-name="Cell28">
            <text:p text:style-name="P102"><text:span text:style-name="T102_1">Jonas</text:span><text:span text:style-name="T102_2"><text:s/></text:span><text:span text:style-name="T102_3">Klauber</text:span><text:span text:style-name="T102_4">,<text:s/></text:span><text:span text:style-name="T102_5">Simon</text:span><text:span text:style-name="T102_6"><text:s/></text:span><text:span text:style-name="T102_7">Thörnqvist</text:span></text:p>
          </table:table-cell>
        </table:table-row>
        <table:table-row table:style-name="Row15">
          <table:table-cell table:style-name="Cell29">
            <text:p text:style-name="P103"><text:span text:style-name="T103_1">Dependencies</text:span></text:p>
          </table:table-cell>
          <table:table-cell table:style-name="Cell30">
            <text:p text:style-name="P104"><text:span text:style-name="T104_1">Task</text:span><text:span text:style-name="T104_2"><text:s/>#1.1</text:span></text:p>
          </table:table-cell>
        </table:table-row>
        <table:table-row table:style-name="Row16">
          <table:table-cell table:style-name="Cell31">
            <text:p text:style-name="P105"><text:span text:style-name="T105_1">Estimation</text:span><text:span text:style-name="T105_2"><text:s/>(</text:span><text:span text:style-name="T105_3">h</text:span><text:span text:style-name="T105_4">)</text:span></text:p>
          </table:table-cell>
          <table:table-cell table:style-name="Cell32">
            <text:p text:style-name="P106"><text:span text:style-name="T106_1">10</text:span></text:p>
          </table:table-cell>
        </table:table-row>
        <table:table-row table:style-name="Row17">
          <table:table-cell table:style-name="Cell33">
            <text:p text:style-name="P107"><text:span text:style-name="T107_1">Task</text:span><text:span text:style-name="T107_2"><text:s/></text:span><text:span text:style-name="T107_3">derived</text:span><text:span text:style-name="T107_4"><text:s/></text:span><text:span text:style-name="T107_5">from</text:span><text:span text:style-name="T107_6"><text:s/></text:span><text:span text:style-name="T107_7">requirement</text:span><text:span text:style-name="T107_8">(</text:span><text:span text:style-name="T107_9">s</text:span><text:span text:style-name="T107_10">)</text:span></text:p>
          </table:table-cell>
          <table:table-cell table:style-name="Cell34">
            <text:p text:style-name="P108"><text:span text:style-name="T108_1">FR</text:span><text:span text:style-name="T108_2"><text:s/>01/02</text:span></text:p>
          </table:table-cell>
        </table:table-row>
        <table:table-row table:style-name="Row18">
          <table:table-cell table:style-name="Cell35">
            <text:p text:style-name="P109"><text:span text:style-name="T109_1">Iteration</text:span></text:p>
          </table:table-cell>
          <table:table-cell table:style-name="Cell36">
            <text:p text:style-name="P110"><text:span text:style-name="T110_1">1</text:span></text:p>
          </table:table-cell>
        </table:table-row>
      </table:table>
      <text:p text:style-name="P111"/>
      <text:p text:style-name="P112"><text:span text:style-name="T112_1">Task</text:span><text:span text:style-name="T112_2"><text:s/>2:<text:s/></text:span><text:span text:style-name="T112_3">Parse</text:span><text:span text:style-name="T112_4"><text:s/></text:span><text:span text:style-name="T112_5">data</text:span><text:span text:style-name="T112_6"><text:s/></text:span><text:span text:style-name="T112_7">according</text:span><text:span text:style-name="T112_8"><text:s/></text:span><text:span text:style-name="T112_9">to</text:span><text:span text:style-name="T112_10"><text:s/></text:span><text:span text:style-name="T112_11">the</text:span><text:span text:style-name="T112_12"><text:s/></text:span><text:span text:style-name="T112_13">structure</text:span></text:p>
      <table:table table:style-name="Table4">
        <table:table-column table:style-name="Column7"/>
        <table:table-column table:style-name="Column8"/>
        <table:table-row table:style-name="Row19">
          <table:table-cell table:style-name="Cell37">
            <text:p text:style-name="P113"><text:span text:style-name="T113_1">Description</text:span><text:span text:style-name="T113_2">:</text:span></text:p>
          </table:table-cell>
          <table:table-cell table:style-name="Cell38">
            <text:p text:style-name="P114"><text:span text:style-name="T114_1">A</text:span><text:span text:style-name="T114_2"><text:s/></text:span><text:span text:style-name="T114_3">parser</text:span><text:span text:style-name="T114_4"><text:s/></text:span><text:span text:style-name="T114_5">should</text:span><text:span text:style-name="T114_6"><text:s/></text:span><text:span text:style-name="T114_7">be</text:span><text:span text:style-name="T114_8"><text:s/></text:span><text:span text:style-name="T114_9">built</text:span><text:span text:style-name="T114_10"><text:s/></text:span><text:span text:style-name="T114_11">to</text:span><text:span text:style-name="T114_12"><text:s/></text:span><text:span text:style-name="T114_13">be</text:span><text:span text:style-name="T114_14"><text:s/></text:span><text:span text:style-name="T114_15">able</text:span><text:span text:style-name="T114_16"><text:s/></text:span><text:span text:style-name="T114_17">to</text:span><text:span text:style-name="T114_18"><text:s/></text:span><text:span text:style-name="T114_19">parse</text:span><text:span text:style-name="T114_20"><text:s/></text:span><text:span text:style-name="T114_21">data</text:span><text:span text:style-name="T114_22"><text:s/></text:span><text:span text:style-name="T114_23">to</text:span><text:span text:style-name="T114_24"><text:s/></text:span><text:span text:style-name="T114_25">fit</text:span><text:span text:style-name="T114_26"><text:s/></text:span><text:span text:style-name="T114_27">the</text:span><text:span text:style-name="T114_28"><text:s/></text:span><text:span text:style-name="T114_29">data</text:span><text:span text:style-name="T114_30"><text:s/></text:span><text:span text:style-name="T114_31">structure</text:span><text:span text:style-name="T114_32">.</text:span></text:p>
          </table:table-cell>
        </table:table-row>
        <table:table-row table:style-name="Row20">
          <table:table-cell table:style-name="Cell39">
            <text:p text:style-name="P115"><text:span text:style-name="T115_1">Developer</text:span><text:span text:style-name="T115_2">(</text:span><text:span text:style-name="T115_3">s</text:span><text:span text:style-name="T115_4">)</text:span></text:p>
          </table:table-cell>
          <table:table-cell table:style-name="Cell40">
            <text:p text:style-name="P116"><text:span text:style-name="T116_1">Fredrik</text:span><text:span text:style-name="T116_2"><text:s/></text:span><text:span text:style-name="T116_3">Pettersson</text:span><text:span text:style-name="T116_4">,<text:s/></text:span><text:span text:style-name="T116_5">Erik</text:span><text:span text:style-name="T116_6"><text:s/></text:span><text:span text:style-name="T116_7">Westrup</text:span></text:p>
          </table:table-cell>
        </table:table-row>
        <table:table-row table:style-name="Row21">
          <table:table-cell table:style-name="Cell41">
            <text:p text:style-name="P117"><text:span text:style-name="T117_1">Dependencies</text:span></text:p>
          </table:table-cell>
          <table:table-cell table:style-name="Cell42">
            <text:p text:style-name="P118"><text:span text:style-name="T118_1">Task</text:span><text:span text:style-name="T118_2"><text:s/>#1.1</text:span></text:p>
          </table:table-cell>
        </table:table-row>
        <table:table-row table:style-name="Row22">
          <table:table-cell table:style-name="Cell43">
            <text:p text:style-name="P119"><text:span text:style-name="T119_1">Estimation</text:span><text:span text:style-name="T119_2"><text:s/>(</text:span><text:span text:style-name="T119_3">h</text:span><text:span text:style-name="T119_4">)</text:span></text:p>
          </table:table-cell>
          <table:table-cell table:style-name="Cell44">
            <text:p text:style-name="P120"><text:span text:style-name="T120_1">14</text:span></text:p>
          </table:table-cell>
        </table:table-row>
        <table:table-row table:style-name="Row23">
          <table:table-cell table:style-name="Cell45">
            <text:p text:style-name="P121"><text:span text:style-name="T121_1">Task</text:span><text:span text:style-name="T121_2"><text:s/></text:span><text:span text:style-name="T121_3">derived</text:span><text:span text:style-name="T121_4"><text:s/></text:span><text:span text:style-name="T121_5">from</text:span><text:span text:style-name="T121_6"><text:s/></text:span><text:span text:style-name="T121_7">requirement</text:span><text:span text:style-name="T121_8">(</text:span><text:span text:style-name="T121_9">s</text:span><text:span text:style-name="T121_10">)</text:span></text:p>
          </table:table-cell>
          <table:table-cell table:style-name="Cell46">
            <text:p text:style-name="P122"><text:span text:style-name="T122_1">FR</text:span><text:span text:style-name="T122_2"><text:s/>01</text:span></text:p>
          </table:table-cell>
        </table:table-row>
        <table:table-row table:style-name="Row24">
          <table:table-cell table:style-name="Cell47">
            <text:p text:style-name="P123"><text:span text:style-name="T123_1">Iteration</text:span></text:p>
          </table:table-cell>
          <table:table-cell table:style-name="Cell48">
            <text:p text:style-name="P124"><text:span text:style-name="T124_1">1</text:span></text:p>
          </table:table-cell>
        </table:table-row>
      </table:table>
      <text:p text:style-name="P125"/>
      <text:p text:style-name="P126"><text:span text:style-name="T126_1">Task</text:span><text:span text:style-name="T126_2"><text:s/>3:<text:s/></text:span><text:span text:style-name="T126_3">Implement</text:span><text:span text:style-name="T126_4"><text:s/></text:span><text:span text:style-name="T126_5">correct</text:span><text:span text:style-name="T126_6"><text:s/></text:span><text:span text:style-name="T126_7">usage</text:span><text:span text:style-name="T126_8"><text:s/></text:span><text:span text:style-name="T126_9">of</text:span><text:span text:style-name="T126_10"><text:s/></text:span><text:span text:style-name="T126_11">units</text:span><text:span text:style-name="T126_12">.</text:span></text:p>
      <table:table table:style-name="Table5">
        <table:table-column table:style-name="Column9"/>
        <table:table-column table:style-name="Column10"/>
        <table:table-row table:style-name="Row25">
          <table:table-cell table:style-name="Cell49">
            <text:p text:style-name="P127"><text:span text:style-name="T127_1">Description</text:span><text:span text:style-name="T127_2">:</text:span></text:p>
          </table:table-cell>
          <table:table-cell table:style-name="Cell50">
            <text:p text:style-name="P128"><text:span text:style-name="T128_1">All</text:span><text:span text:style-name="T128_2"><text:s/></text:span><text:span text:style-name="T128_3">output</text:span><text:span text:style-name="T128_4"><text:s/></text:span><text:span text:style-name="T128_5">should</text:span><text:span text:style-name="T128_6"><text:s/></text:span><text:span text:style-name="T128_7">be</text:span><text:span text:style-name="T128_8"><text:s/></text:span><text:span text:style-name="T128_9">formatted</text:span><text:span text:style-name="T128_10"><text:s/></text:span><text:span text:style-name="T128_11">with</text:span><text:span text:style-name="T128_12"><text:s/></text:span><text:span text:style-name="T128_13">the</text:span><text:span text:style-name="T128_14"><text:s/></text:span><text:span text:style-name="T128_15">following</text:span><text:span text:style-name="T128_16"><text:s/></text:span><text:span text:style-name="T128_17">units</text:span><text:span text:style-name="T128_18">:<text:s/></text:span><text:span text:style-name="T128_19">person</text:span><text:span text:style-name="T128_20">-</text:span><text:span text:style-name="T128_21">hours</text:span><text:span text:style-name="T128_22">,<text:s/></text:span><text:span text:style-name="T128_23">person</text:span><text:span text:style-name="T128_24">-</text:span><text:span text:style-name="T128_25">days</text:span><text:span text:style-name="T128_26">,<text:s/></text:span><text:span text:style-name="T128_27">person</text:span><text:span text:style-name="T128_28">-</text:span><text:span text:style-name="T128_29">months</text:span><text:span text:style-name="T128_30">,<text:s/></text:span><text:span text:style-name="T128_31">person</text:span><text:span text:style-name="T128_32">-</text:span><text:span text:style-name="T128_33">years</text:span><text:span text:style-name="T128_34">.</text:span></text:p>
          </table:table-cell>
        </table:table-row>
        <table:table-row table:style-name="Row26">
          <table:table-cell table:style-name="Cell51">
            <text:p text:style-name="P129"><text:span text:style-name="T129_1">Developer</text:span><text:span text:style-name="T129_2">(</text:span><text:span text:style-name="T129_3">s</text:span><text:span text:style-name="T129_4">)</text:span></text:p>
          </table:table-cell>
          <table:table-cell table:style-name="Cell52">
            <text:p text:style-name="P130"><text:span text:style-name="T130_1">Tommy</text:span><text:span text:style-name="T130_2"><text:s/></text:span><text:span text:style-name="T130_3">Ivarsson</text:span><text:span text:style-name="T130_4">,<text:s/></text:span><text:span text:style-name="T130_5">Oscar</text:span><text:span text:style-name="T130_6"><text:s/></text:span><text:span text:style-name="T130_7">Olsson</text:span></text:p>
          </table:table-cell>
        </table:table-row>
        <table:table-row table:style-name="Row27">
          <table:table-cell table:style-name="Cell53">
            <text:p text:style-name="P131"><text:span text:style-name="T131_1">Dependencies</text:span></text:p>
          </table:table-cell>
          <table:table-cell table:style-name="Cell54">
            <text:p text:style-name="P132"><text:span text:style-name="T132_1">None</text:span></text:p>
          </table:table-cell>
        </table:table-row>
        <table:table-row table:style-name="Row28">
          <table:table-cell table:style-name="Cell55">
            <text:p text:style-name="P133"><text:span text:style-name="T133_1">Estimation</text:span><text:span text:style-name="T133_2"><text:s/>(</text:span><text:span text:style-name="T133_3">h</text:span><text:span text:style-name="T133_4">)</text:span></text:p>
          </table:table-cell>
          <table:table-cell table:style-name="Cell56">
            <text:p text:style-name="P134"><text:span text:style-name="T134_1">3</text:span></text:p>
          </table:table-cell>
        </table:table-row>
        <table:table-row table:style-name="Row29">
          <table:table-cell table:style-name="Cell57">
            <text:p text:style-name="P135"><text:span text:style-name="T135_1">Task</text:span><text:span text:style-name="T135_2"><text:s/></text:span><text:span text:style-name="T135_3">derived</text:span><text:span text:style-name="T135_4"><text:s/></text:span><text:span text:style-name="T135_5">from</text:span><text:span text:style-name="T135_6"><text:s/></text:span><text:span text:style-name="T135_7">requirement</text:span><text:span text:style-name="T135_8">(</text:span><text:span text:style-name="T135_9">s</text:span><text:span text:style-name="T135_10">)</text:span></text:p>
          </table:table-cell>
          <table:table-cell table:style-name="Cell58">
            <text:p text:style-name="P136"><text:span text:style-name="T136_1">FR</text:span><text:span text:style-name="T136_2"><text:s/>03</text:span></text:p>
          </table:table-cell>
        </table:table-row>
        <table:table-row table:style-name="Row30">
          <table:table-cell table:style-name="Cell59">
            <text:p text:style-name="P137"><text:span text:style-name="T137_1">Iteration</text:span></text:p>
          </table:table-cell>
          <table:table-cell table:style-name="Cell60">
            <text:p text:style-name="P138"><text:span text:style-name="T138_1">2</text:span></text:p>
          </table:table-cell>
        </table:table-row>
      </table:table>
      <text:p text:style-name="P139"/>
      <text:p text:style-name="P140"><text:span text:style-name="T140_1">Task</text:span><text:span text:style-name="T140_2"><text:s/>4:<text:s/></text:span><text:span text:style-name="T140_3">Similarity</text:span><text:span text:style-name="T140_4"><text:s/></text:span><text:span text:style-name="T140_5">look</text:span><text:span text:style-name="T140_6">-</text:span><text:span text:style-name="T140_7">up</text:span><text:span text:style-name="T140_8"><text:s/></text:span><text:span text:style-name="T140_9">function</text:span><text:span text:style-name="T140_10">.</text:span></text:p>
      <text:p text:style-name="P141"/>
      <text:p text:style-name="P142"><text:span text:style-name="T142_1">Task</text:span><text:span text:style-name="T142_2"><text:s/>4.1<text:s/>:<text:s/></text:span><text:span text:style-name="T142_3">Define</text:span><text:span text:style-name="T142_4"><text:s/></text:span><text:span text:style-name="T142_5">an</text:span><text:span text:style-name="T142_6"><text:s/></text:span><text:span text:style-name="T142_7">interface</text:span><text:span text:style-name="T142_8"><text:s/></text:span><text:span text:style-name="T142_9">of</text:span><text:span text:style-name="T142_10"><text:s/></text:span><text:span text:style-name="T142_11">the</text:span><text:span text:style-name="T142_12"><text:s/></text:span><text:span text:style-name="T142_13">similarity</text:span><text:span text:style-name="T142_14"><text:s/></text:span><text:span text:style-name="T142_15">function</text:span></text:p>
      <table:table table:style-name="Table6">
        <table:table-column table:style-name="Column11"/>
        <table:table-column table:style-name="Column12"/>
        <table:table-row table:style-name="Row31">
          <table:table-cell table:style-name="Cell61">
            <text:p text:style-name="P143"><text:span text:style-name="T143_1">Description</text:span><text:span text:style-name="T143_2">:</text:span></text:p>
          </table:table-cell>
          <table:table-cell table:style-name="Cell62">
            <text:p text:style-name="P144"><text:span text:style-name="T144_1">The</text:span><text:span text:style-name="T144_2"><text:s/></text:span><text:span text:style-name="T144_3">similarity</text:span><text:span text:style-name="T144_4"><text:s/></text:span><text:span text:style-name="T144_5">function</text:span><text:span text:style-name="T144_6"><text:s/></text:span><text:span text:style-name="T144_7">should</text:span><text:span text:style-name="T144_8"><text:s/></text:span><text:span text:style-name="T144_9">be</text:span><text:span text:style-name="T144_10"><text:s/></text:span><text:span text:style-name="T144_11">defined</text:span><text:span text:style-name="T144_12"><text:s/></text:span><text:span text:style-name="T144_13">with</text:span><text:span text:style-name="T144_14"><text:s/></text:span><text:span text:style-name="T144_15">arguments</text:span><text:span text:style-name="T144_16"><text:s/></text:span><text:span text:style-name="T144_17">and</text:span><text:span text:style-name="T144_18"><text:s/></text:span><text:span text:style-name="T144_19">return</text:span><text:span text:style-name="T144_20"><text:s/></text:span><text:span text:style-name="T144_21">values</text:span><text:span text:style-name="T144_22">.</text:span></text:p>
          </table:table-cell>
        </table:table-row>
        <table:table-row table:style-name="Row32">
          <table:table-cell table:style-name="Cell63">
            <text:p text:style-name="P145"><text:span text:style-name="T145_1">Developer</text:span><text:span text:style-name="T145_2">(</text:span><text:span text:style-name="T145_3">s</text:span><text:span text:style-name="T145_4">)</text:span></text:p>
          </table:table-cell>
          <table:table-cell table:style-name="Cell64">
            <text:p text:style-name="P146"><text:span text:style-name="T146_1">Jonas</text:span><text:span text:style-name="T146_2"><text:s/></text:span><text:span text:style-name="T146_3">Klauber</text:span><text:span text:style-name="T146_4">,<text:s/></text:span><text:span text:style-name="T146_5">Simon</text:span><text:span text:style-name="T146_6"><text:s/></text:span><text:span text:style-name="T146_7">Thörnqvist</text:span></text:p>
          </table:table-cell>
        </table:table-row>
        <table:table-row table:style-name="Row33">
          <table:table-cell table:style-name="Cell65">
            <text:p text:style-name="P147"><text:span text:style-name="T147_1">Dependencies</text:span></text:p>
          </table:table-cell>
          <table:table-cell table:style-name="Cell66">
            <text:p text:style-name="P148"><text:span text:style-name="T148_1">Task</text:span><text:span text:style-name="T148_2"><text:s/>#1.1</text:span></text:p>
          </table:table-cell>
        </table:table-row>
        <table:table-row table:style-name="Row34">
          <table:table-cell table:style-name="Cell67">
            <text:p text:style-name="P149"><text:span text:style-name="T149_1">Estimation</text:span><text:span text:style-name="T149_2"><text:s/>(</text:span><text:span text:style-name="T149_3">h</text:span><text:span text:style-name="T149_4">)</text:span></text:p>
          </table:table-cell>
          <table:table-cell table:style-name="Cell68">
            <text:p text:style-name="P150"><text:span text:style-name="T150_1">3</text:span></text:p>
          </table:table-cell>
        </table:table-row>
        <table:table-row table:style-name="Row35">
          <table:table-cell table:style-name="Cell69">
            <text:p text:style-name="P151"><text:span text:style-name="T151_1">Task</text:span><text:span text:style-name="T151_2"><text:s/></text:span><text:span text:style-name="T151_3">derived</text:span><text:span text:style-name="T151_4"><text:s/></text:span><text:span text:style-name="T151_5">from</text:span><text:span text:style-name="T151_6"><text:s/></text:span><text:span text:style-name="T151_7">requirement</text:span><text:span text:style-name="T151_8">(</text:span><text:span text:style-name="T151_9">s</text:span><text:span text:style-name="T151_10">)</text:span></text:p>
          </table:table-cell>
          <table:table-cell table:style-name="Cell70">
            <text:p text:style-name="P152"><text:span text:style-name="T152_1">FR</text:span><text:span text:style-name="T152_2"><text:s/>04/05</text:span></text:p>
          </table:table-cell>
        </table:table-row>
        <table:table-row table:style-name="Row36">
          <table:table-cell table:style-name="Cell71">
            <text:p text:style-name="P153"><text:span text:style-name="T153_1">Iteration</text:span></text:p>
          </table:table-cell>
          <table:table-cell table:style-name="Cell72">
            <text:p text:style-name="P154"><text:span text:style-name="T154_1">1</text:span></text:p>
          </table:table-cell>
        </table:table-row>
      </table:table>
      <text:p text:style-name="P155"/>
      <text:p text:style-name="P156"><text:span text:style-name="T156_1">Task</text:span><text:span text:style-name="T156_2"><text:s/>4.2<text:s/>:<text:s/></text:span><text:span text:style-name="T156_3">Implement</text:span><text:span text:style-name="T156_4"><text:s/></text:span><text:span text:style-name="T156_5">a</text:span><text:span text:style-name="T156_6"><text:s/></text:span><text:span text:style-name="T156_7">UI</text:span><text:span text:style-name="T156_8"><text:s/></text:span><text:span text:style-name="T156_9">to</text:span><text:span text:style-name="T156_10"><text:s/></text:span><text:span text:style-name="T156_11">let</text:span><text:span text:style-name="T156_12"><text:s/></text:span><text:span text:style-name="T156_13">User</text:span><text:span text:style-name="T156_14"><text:s/></text:span><text:span text:style-name="T156_15">define</text:span><text:span text:style-name="T156_16"><text:s/></text:span><text:span text:style-name="T156_17">and</text:span><text:span text:style-name="T156_18"><text:s/></text:span><text:span text:style-name="T156_19">pass</text:span><text:span text:style-name="T156_20"><text:s/></text:span><text:span text:style-name="T156_21">threshold</text:span><text:span text:style-name="T156_22"><text:s/></text:span><text:span text:style-name="T156_23">to</text:span><text:span text:style-name="T156_24"><text:s/></text:span><text:span text:style-name="T156_25">similarity</text:span><text:span text:style-name="T156_26"><text:s/></text:span><text:span text:style-name="T156_27">function</text:span><text:span text:style-name="T156_28">.</text:span></text:p>
      <table:table table:style-name="Table7">
        <table:table-column table:style-name="Column13"/>
        <table:table-column table:style-name="Column14"/>
        <table:table-row table:style-name="Row37">
          <table:table-cell table:style-name="Cell73">
            <text:p text:style-name="P157"><text:span text:style-name="T157_1">Description</text:span><text:span text:style-name="T157_2">:</text:span></text:p>
          </table:table-cell>
          <table:table-cell table:style-name="Cell74">
            <text:p text:style-name="P158"><text:span text:style-name="T158_1">The</text:span><text:span text:style-name="T158_2"><text:s/></text:span><text:span text:style-name="T158_3">user</text:span><text:span text:style-name="T158_4"><text:s/></text:span><text:span text:style-name="T158_5">should</text:span><text:span text:style-name="T158_6"><text:s/></text:span><text:span text:style-name="T158_7">be</text:span><text:span text:style-name="T158_8"><text:s/></text:span><text:span text:style-name="T158_9">able</text:span><text:span text:style-name="T158_10"><text:s/></text:span><text:span text:style-name="T158_11">to</text:span><text:span text:style-name="T158_12"><text:s/></text:span><text:span text:style-name="T158_13">specify</text:span><text:span text:style-name="T158_14"><text:s/></text:span><text:span text:style-name="T158_15">a</text:span><text:span text:style-name="T158_16"><text:s/></text:span><text:span text:style-name="T158_17">parameter</text:span><text:span text:style-name="T158_18"><text:s/></text:span><text:span text:style-name="T158_19">used</text:span><text:span text:style-name="T158_20"><text:s/></text:span><text:span text:style-name="T158_21">in</text:span><text:span text:style-name="T158_22"><text:s/></text:span><text:span text:style-name="T158_23">calculation</text:span><text:span text:style-name="T158_24"><text:s/></text:span><text:span text:style-name="T158_25">of</text:span><text:span text:style-name="T158_26"><text:s/></text:span><text:span text:style-name="T158_27">similarity</text:span><text:span text:style-name="T158_28">.</text:span></text:p>
          </table:table-cell>
        </table:table-row>
        <table:table-row table:style-name="Row38">
          <table:table-cell table:style-name="Cell75">
            <text:p text:style-name="P159"><text:span text:style-name="T159_1">Developer</text:span><text:span text:style-name="T159_2">(</text:span><text:span text:style-name="T159_3">s</text:span><text:span text:style-name="T159_4">)</text:span></text:p>
          </table:table-cell>
          <table:table-cell table:style-name="Cell76">
            <text:p text:style-name="P160"><text:span text:style-name="T160_1">Jonas</text:span><text:span text:style-name="T160_2"><text:s/></text:span><text:span text:style-name="T160_3">Klauber</text:span><text:span text:style-name="T160_4">,<text:s/></text:span><text:span text:style-name="T160_5">Simon</text:span><text:span text:style-name="T160_6"><text:s/></text:span><text:span text:style-name="T160_7">Thörnqvist</text:span></text:p>
          </table:table-cell>
        </table:table-row>
        <table:table-row table:style-name="Row39">
          <table:table-cell table:style-name="Cell77">
            <text:p text:style-name="P161"><text:span text:style-name="T161_1">Dependencies</text:span></text:p>
          </table:table-cell>
          <table:table-cell table:style-name="Cell78">
            <text:p text:style-name="P162"><text:span text:style-name="T162_1">Task</text:span><text:span text:style-name="T162_2"><text:s/>#4.1</text:span></text:p>
          </table:table-cell>
        </table:table-row>
        <table:table-row table:style-name="Row40">
          <table:table-cell table:style-name="Cell79">
            <text:p text:style-name="P163"><text:span text:style-name="T163_1">Estimation</text:span><text:span text:style-name="T163_2"><text:s/>(</text:span><text:span text:style-name="T163_3">h</text:span><text:span text:style-name="T163_4">)</text:span></text:p>
          </table:table-cell>
          <table:table-cell table:style-name="Cell80">
            <text:p text:style-name="P164"><text:span text:style-name="T164_1">8</text:span></text:p>
          </table:table-cell>
        </table:table-row>
        <table:table-row table:style-name="Row41">
          <table:table-cell table:style-name="Cell81">
            <text:p text:style-name="P165"><text:span text:style-name="T165_1">Task</text:span><text:span text:style-name="T165_2"><text:s/></text:span><text:span text:style-name="T165_3">derived</text:span><text:span text:style-name="T165_4"><text:s/></text:span><text:span text:style-name="T165_5">from</text:span><text:span text:style-name="T165_6"><text:s/></text:span><text:span text:style-name="T165_7">requirement</text:span><text:span text:style-name="T165_8">(</text:span><text:span text:style-name="T165_9">s</text:span><text:span text:style-name="T165_10">)</text:span></text:p>
          </table:table-cell>
          <table:table-cell table:style-name="Cell82">
            <text:p text:style-name="P166"><text:span text:style-name="T166_1">FR</text:span><text:span text:style-name="T166_2"><text:s/>04/05</text:span></text:p>
          </table:table-cell>
        </table:table-row>
        <table:table-row table:style-name="Row42">
          <table:table-cell table:style-name="Cell83">
            <text:p text:style-name="P167"><text:span text:style-name="T167_1">Iteration</text:span></text:p>
          </table:table-cell>
          <table:table-cell table:style-name="Cell84">
            <text:p text:style-name="P168"><text:span text:style-name="T168_1">2</text:span></text:p>
          </table:table-cell>
        </table:table-row>
      </table:table>
      <text:p text:style-name="P169"/>
      <text:p text:style-name="P170"><text:span text:style-name="T170_1">Task</text:span><text:span text:style-name="T170_2"><text:s/>4.3:<text:s/></text:span><text:span text:style-name="T170_3">Implement</text:span><text:span text:style-name="T170_4"><text:s/></text:span><text:span text:style-name="T170_5">UI</text:span><text:span text:style-name="T170_6"><text:s/></text:span><text:span text:style-name="T170_7">to</text:span><text:span text:style-name="T170_8"><text:s/></text:span><text:span text:style-name="T170_9">inform</text:span><text:span text:style-name="T170_10"><text:s/></text:span><text:span text:style-name="T170_11">User</text:span><text:span text:style-name="T170_12"><text:s/></text:span><text:span text:style-name="T170_13">of</text:span><text:span text:style-name="T170_14"><text:s/></text:span><text:span text:style-name="T170_15">result</text:span><text:span text:style-name="T170_16"><text:s/></text:span><text:span text:style-name="T170_17">from</text:span><text:span text:style-name="T170_18"><text:s/></text:span><text:span text:style-name="T170_19">similarity</text:span><text:span text:style-name="T170_20"><text:s/></text:span><text:span text:style-name="T170_21">function</text:span><text:span text:style-name="T170_22">.</text:span></text:p>
      <table:table table:style-name="Table8">
        <table:table-column table:style-name="Column15"/>
        <table:table-column table:style-name="Column16"/>
        <table:table-row table:style-name="Row43">
          <table:table-cell table:style-name="Cell85">
            <text:p text:style-name="P171"><text:span text:style-name="T171_1">Description</text:span><text:span text:style-name="T171_2">:</text:span></text:p>
          </table:table-cell>
          <table:table-cell table:style-name="Cell86">
            <text:p text:style-name="P172"><text:span text:style-name="T172_1">The</text:span><text:span text:style-name="T172_2"><text:s/></text:span><text:span text:style-name="T172_3">user</text:span><text:span text:style-name="T172_4"><text:s/></text:span><text:span text:style-name="T172_5">should</text:span><text:span text:style-name="T172_6"><text:s/></text:span><text:span text:style-name="T172_7">be</text:span><text:span text:style-name="T172_8"><text:s/></text:span><text:span text:style-name="T172_9">informed</text:span><text:span text:style-name="T172_10"><text:s/></text:span><text:span text:style-name="T172_11">if</text:span><text:span text:style-name="T172_12"><text:s/></text:span><text:span text:style-name="T172_13">the</text:span><text:span text:style-name="T172_14"><text:s/></text:span><text:span text:style-name="T172_15">achieved</text:span><text:span text:style-name="T172_16"><text:s/></text:span><text:span text:style-name="T172_17">similarity</text:span><text:span text:style-name="T172_18"><text:s/></text:span><text:span text:style-name="T172_19">is</text:span><text:span text:style-name="T172_20"><text:s/></text:span><text:span text:style-name="T172_21">below</text:span><text:span text:style-name="T172_22"><text:s/></text:span><text:span text:style-name="T172_23">the</text:span><text:span text:style-name="T172_24"><text:s/></text:span><text:span text:style-name="T172_25">given</text:span><text:span text:style-name="T172_26"><text:s/></text:span><text:span text:style-name="T172_27">threshold</text:span><text:span text:style-name="T172_28">.</text:span></text:p>
          </table:table-cell>
        </table:table-row>
        <table:table-row table:style-name="Row44">
          <table:table-cell table:style-name="Cell87">
            <text:p text:style-name="P173"><text:span text:style-name="T173_1">Developer</text:span><text:span text:style-name="T173_2">(</text:span><text:span text:style-name="T173_3">s</text:span><text:span text:style-name="T173_4">)</text:span></text:p>
          </table:table-cell>
          <table:table-cell table:style-name="Cell88">
            <text:p text:style-name="P174"><text:span text:style-name="T174_1">Jonas</text:span><text:span text:style-name="T174_2"><text:s/></text:span><text:span text:style-name="T174_3">Klauber</text:span><text:span text:style-name="T174_4">,<text:s/></text:span><text:span text:style-name="T174_5">Simon</text:span><text:span text:style-name="T174_6"><text:s/></text:span><text:span text:style-name="T174_7">Thörnqvist</text:span></text:p>
          </table:table-cell>
        </table:table-row>
        <table:table-row table:style-name="Row45">
          <table:table-cell table:style-name="Cell89">
            <text:p text:style-name="P175"><text:span text:style-name="T175_1">Dependencies</text:span></text:p>
          </table:table-cell>
          <table:table-cell table:style-name="Cell90">
            <text:p text:style-name="P176"><text:span text:style-name="T176_1">Task</text:span><text:span text:style-name="T176_2"><text:s/>#4.1</text:span></text:p>
          </table:table-cell>
        </table:table-row>
        <table:table-row table:style-name="Row46">
          <table:table-cell table:style-name="Cell91">
            <text:p text:style-name="P177"><text:span text:style-name="T177_1">Estimation</text:span><text:span text:style-name="T177_2"><text:s/>(</text:span><text:span text:style-name="T177_3">h</text:span><text:span text:style-name="T177_4">)</text:span></text:p>
          </table:table-cell>
          <table:table-cell table:style-name="Cell92">
            <text:p text:style-name="P178"><text:span text:style-name="T178_1">4</text:span></text:p>
          </table:table-cell>
        </table:table-row>
        <table:table-row table:style-name="Row47">
          <table:table-cell table:style-name="Cell93">
            <text:p text:style-name="P179"><text:span text:style-name="T179_1">Task</text:span><text:span text:style-name="T179_2"><text:s/></text:span><text:span text:style-name="T179_3">derived</text:span><text:span text:style-name="T179_4"><text:s/></text:span><text:span text:style-name="T179_5">from</text:span><text:span text:style-name="T179_6"><text:s/></text:span><text:span text:style-name="T179_7">requirement</text:span><text:span text:style-name="T179_8">(</text:span><text:span text:style-name="T179_9">s</text:span><text:span text:style-name="T179_10">)</text:span></text:p>
          </table:table-cell>
          <table:table-cell table:style-name="Cell94">
            <text:p text:style-name="P180"><text:span text:style-name="T180_1">FR</text:span><text:span text:style-name="T180_2"><text:s/>05</text:span></text:p>
          </table:table-cell>
        </table:table-row>
        <table:table-row table:style-name="Row48">
          <table:table-cell table:style-name="Cell95">
            <text:p text:style-name="P181"><text:span text:style-name="T181_1">Iteration</text:span></text:p>
          </table:table-cell>
          <table:table-cell table:style-name="Cell96">
            <text:p text:style-name="P182"><text:span text:style-name="T182_1">2</text:span></text:p>
          </table:table-cell>
        </table:table-row>
      </table:table>
      <text:p text:style-name="P183"/>
      <text:p text:style-name="P184"><text:span text:style-name="T184_1">Task</text:span><text:span text:style-name="T184_2"><text:s/>4.4:<text:s/></text:span><text:span text:style-name="T184_3">Implement</text:span><text:span text:style-name="T184_4"><text:s/></text:span><text:span text:style-name="T184_5">similarity</text:span><text:span text:style-name="T184_6"><text:s/></text:span><text:span text:style-name="T184_7">function</text:span><text:span text:style-name="T184_8">.</text:span></text:p>
      <table:table table:style-name="Table9">
        <table:table-column table:style-name="Column17"/>
        <table:table-column table:style-name="Column18"/>
        <table:table-row table:style-name="Row49">
          <table:table-cell table:style-name="Cell97">
            <text:p text:style-name="P185"><text:span text:style-name="T185_1">Description</text:span><text:span text:style-name="T185_2">:</text:span></text:p>
          </table:table-cell>
          <table:table-cell table:style-name="Cell98">
            <text:p text:style-name="P186"><text:span text:style-name="T186_1">The</text:span><text:span text:style-name="T186_2"><text:s/></text:span><text:span text:style-name="T186_3">similarity</text:span><text:span text:style-name="T186_4"><text:s/></text:span><text:span text:style-name="T186_5">function</text:span><text:span text:style-name="T186_6"><text:s/></text:span><text:span text:style-name="T186_7">should</text:span><text:span text:style-name="T186_8"><text:s/></text:span><text:span text:style-name="T186_9">be</text:span><text:span text:style-name="T186_10"><text:s/></text:span><text:span text:style-name="T186_11">implemented</text:span><text:span text:style-name="T186_12"><text:s/></text:span><text:span text:style-name="T186_13">according</text:span><text:span text:style-name="T186_14"><text:s/></text:span><text:span text:style-name="T186_15">to</text:span><text:span text:style-name="T186_16"><text:s/></text:span><text:span text:style-name="T186_17">interface</text:span><text:span text:style-name="T186_18"><text:s/></text:span><text:span text:style-name="T186_19">defined</text:span><text:span text:style-name="T186_20"><text:s/></text:span><text:span text:style-name="T186_21">in</text:span><text:span text:style-name="T186_22"><text:s/></text:span><text:span text:style-name="T186_23">Task</text:span><text:span text:style-name="T186_24"><text:s/>#4.1.</text:span></text:p>
          </table:table-cell>
        </table:table-row>
        <table:table-row table:style-name="Row50">
          <table:table-cell table:style-name="Cell99">
            <text:p text:style-name="P187"><text:span text:style-name="T187_1">Developer</text:span><text:span text:style-name="T187_2">(</text:span><text:span text:style-name="T187_3">s</text:span><text:span text:style-name="T187_4">)</text:span></text:p>
          </table:table-cell>
          <table:table-cell table:style-name="Cell100">
            <text:p text:style-name="P188"><text:span text:style-name="T188_1">Fredrik</text:span><text:span text:style-name="T188_2"><text:s/></text:span><text:span text:style-name="T188_3">Pettersson</text:span><text:span text:style-name="T188_4">,<text:s/></text:span><text:span text:style-name="T188_5">Erik</text:span><text:span text:style-name="T188_6"><text:s/></text:span><text:span text:style-name="T188_7">Westrup</text:span></text:p>
          </table:table-cell>
        </table:table-row>
        <table:table-row table:style-name="Row51">
          <table:table-cell table:style-name="Cell101">
            <text:p text:style-name="P189"><text:span text:style-name="T189_1">Dependencies</text:span></text:p>
          </table:table-cell>
          <table:table-cell table:style-name="Cell102">
            <text:p text:style-name="P190"><text:span text:style-name="T190_1">Task</text:span><text:span text:style-name="T190_2"><text:s/>#4.1</text:span></text:p>
          </table:table-cell>
        </table:table-row>
        <table:table-row table:style-name="Row52">
          <table:table-cell table:style-name="Cell103">
            <text:p text:style-name="P191"><text:span text:style-name="T191_1">Estimation</text:span><text:span text:style-name="T191_2"><text:s/>(</text:span><text:span text:style-name="T191_3">h</text:span><text:span text:style-name="T191_4">)</text:span></text:p>
          </table:table-cell>
          <table:table-cell table:style-name="Cell104">
            <text:p text:style-name="P192"><text:span text:style-name="T192_1">10</text:span></text:p>
          </table:table-cell>
        </table:table-row>
        <table:table-row table:style-name="Row53">
          <table:table-cell table:style-name="Cell105">
            <text:p text:style-name="P193"><text:span text:style-name="T193_1">Task</text:span><text:span text:style-name="T193_2"><text:s/></text:span><text:span text:style-name="T193_3">derived</text:span><text:span text:style-name="T193_4"><text:s/></text:span><text:span text:style-name="T193_5">from</text:span><text:span text:style-name="T193_6"><text:s/></text:span><text:span text:style-name="T193_7">requirement</text:span><text:span text:style-name="T193_8">(</text:span><text:span text:style-name="T193_9">s</text:span><text:span text:style-name="T193_10">)</text:span></text:p>
          </table:table-cell>
          <table:table-cell table:style-name="Cell106">
            <text:p text:style-name="P194"><text:span text:style-name="T194_1">FR</text:span><text:span text:style-name="T194_2"><text:s/>05</text:span></text:p>
          </table:table-cell>
        </table:table-row>
        <table:table-row table:style-name="Row54">
          <table:table-cell table:style-name="Cell107">
            <text:p text:style-name="P195"><text:span text:style-name="T195_1">Iteration</text:span></text:p>
          </table:table-cell>
          <table:table-cell table:style-name="Cell108">
            <text:p text:style-name="P196"><text:span text:style-name="T196_1">2</text:span></text:p>
          </table:table-cell>
        </table:table-row>
      </table:table>
      <text:p text:style-name="P197"/>
      <text:p text:style-name="P198"><text:span text:style-name="T198_1">Task</text:span><text:span text:style-name="T198_2"><text:s/>5<text:s/>:<text:s/></text:span><text:span text:style-name="T198_3">Estimation</text:span><text:span text:style-name="T198_4"><text:s/></text:span><text:span text:style-name="T198_5">calculation</text:span><text:span text:style-name="T198_6">.</text:span></text:p>
      <text:p text:style-name="P199"/>
      <text:p text:style-name="P200"><text:span text:style-name="T200_1">Task</text:span><text:span text:style-name="T200_2"><text:s/>5.1<text:s/>:<text:s/></text:span><text:span text:style-name="T200_3">Define</text:span><text:span text:style-name="T200_4"><text:s/></text:span><text:span text:style-name="T200_5">how</text:span><text:span text:style-name="T200_6"><text:s/></text:span><text:span text:style-name="T200_7">estimation</text:span><text:span text:style-name="T200_8"><text:s/></text:span><text:span text:style-name="T200_9">is</text:span><text:span text:style-name="T200_10"><text:s/></text:span><text:span text:style-name="T200_11">calculated</text:span><text:span text:style-name="T200_12"><text:s/></text:span><text:span text:style-name="T200_13">and</text:span><text:span text:style-name="T200_14"><text:s/></text:span><text:span text:style-name="T200_15">implement</text:span><text:span text:style-name="T200_16"><text:s/></text:span><text:span text:style-name="T200_17">required</text:span><text:span text:style-name="T200_18"><text:s/></text:span><text:span text:style-name="T200_19">interfaces</text:span><text:span text:style-name="T200_20">.</text:span></text:p>
      <table:table table:style-name="Table10">
        <table:table-column table:style-name="Column19"/>
        <table:table-column table:style-name="Column20"/>
        <table:table-row table:style-name="Row55">
          <table:table-cell table:style-name="Cell109">
            <text:p text:style-name="P201"><text:span text:style-name="T201_1">Description</text:span><text:span text:style-name="T201_2">:</text:span></text:p>
          </table:table-cell>
          <table:table-cell table:style-name="Cell110">
            <text:p text:style-name="P202"><text:span text:style-name="T202_1">Find</text:span><text:span text:style-name="T202_2"><text:s/></text:span><text:span text:style-name="T202_3">suitable</text:span><text:span text:style-name="T202_4"><text:s/></text:span><text:span text:style-name="T202_5">algorithm</text:span><text:span text:style-name="T202_6"><text:s/></text:span><text:span text:style-name="T202_7">and</text:span><text:span text:style-name="T202_8"><text:s/></text:span><text:span text:style-name="T202_9">specify</text:span><text:span text:style-name="T202_10"><text:s/></text:span><text:span text:style-name="T202_11">parameters</text:span><text:span text:style-name="T202_12">,<text:s/></text:span><text:span text:style-name="T202_13">output</text:span><text:span text:style-name="T202_14"><text:s/></text:span><text:span text:style-name="T202_15">and</text:span><text:span text:style-name="T202_16"><text:s/></text:span><text:span text:style-name="T202_17">what</text:span><text:span text:style-name="T202_18"><text:s/></text:span><text:span text:style-name="T202_19">constraints</text:span><text:span text:style-name="T202_20"><text:s/></text:span><text:span text:style-name="T202_21">it</text:span><text:span text:style-name="T202_22"><text:s/></text:span><text:span text:style-name="T202_23">imposes</text:span><text:span text:style-name="T202_24"><text:s/></text:span><text:span text:style-name="T202_25">on</text:span><text:span text:style-name="T202_26"><text:s/></text:span><text:span text:style-name="T202_27">data</text:span><text:span text:style-name="T202_28"><text:s/></text:span><text:span text:style-name="T202_29">structure</text:span><text:span text:style-name="T202_30"><text:s/></text:span><text:span text:style-name="T202_31">etc</text:span><text:span text:style-name="T202_32">.</text:span></text:p>
          </table:table-cell>
        </table:table-row>
        <table:table-row table:style-name="Row56">
          <table:table-cell table:style-name="Cell111">
            <text:p text:style-name="P203"><text:span text:style-name="T203_1">Developer</text:span><text:span text:style-name="T203_2">(</text:span><text:span text:style-name="T203_3">s</text:span><text:span text:style-name="T203_4">)</text:span></text:p>
          </table:table-cell>
          <table:table-cell table:style-name="Cell112">
            <text:p text:style-name="P204"><text:span text:style-name="T204_1">Tommy</text:span><text:span text:style-name="T204_2"><text:s/></text:span><text:span text:style-name="T204_3">Ivarsson</text:span><text:span text:style-name="T204_4">,<text:s/></text:span><text:span text:style-name="T204_5">Oscar</text:span><text:span text:style-name="T204_6"><text:s/></text:span><text:span text:style-name="T204_7">Olsson</text:span></text:p>
          </table:table-cell>
        </table:table-row>
        <table:table-row table:style-name="Row57">
          <table:table-cell table:style-name="Cell113">
            <text:p text:style-name="P205"><text:span text:style-name="T205_1">Dependencies</text:span></text:p>
          </table:table-cell>
          <table:table-cell table:style-name="Cell114">
            <text:p text:style-name="P206"><text:span text:style-name="T206_1">Task</text:span><text:span text:style-name="T206_2"><text:s/>1.1</text:span></text:p>
          </table:table-cell>
        </table:table-row>
        <table:table-row table:style-name="Row58">
          <table:table-cell table:style-name="Cell115">
            <text:p text:style-name="P207"><text:span text:style-name="T207_1">Estimation</text:span><text:span text:style-name="T207_2"><text:s/>(</text:span><text:span text:style-name="T207_3">h</text:span><text:span text:style-name="T207_4">)</text:span></text:p>
          </table:table-cell>
          <table:table-cell table:style-name="Cell116">
            <text:p text:style-name="P208"><text:span text:style-name="T208_1">5</text:span></text:p>
          </table:table-cell>
        </table:table-row>
        <table:table-row table:style-name="Row59">
          <table:table-cell table:style-name="Cell117">
            <text:p text:style-name="P209"><text:span text:style-name="T209_1">Task</text:span><text:span text:style-name="T209_2"><text:s/></text:span><text:span text:style-name="T209_3">derived</text:span><text:span text:style-name="T209_4"><text:s/></text:span><text:span text:style-name="T209_5">from</text:span><text:span text:style-name="T209_6"><text:s/></text:span><text:span text:style-name="T209_7">requirement</text:span><text:span text:style-name="T209_8">(</text:span><text:span text:style-name="T209_9">s</text:span><text:span text:style-name="T209_10">)</text:span></text:p>
          </table:table-cell>
          <table:table-cell table:style-name="Cell118">
            <text:p text:style-name="P210"><text:span text:style-name="T210_1">All</text:span><text:span text:style-name="T210_2"><text:s/></text:span><text:span text:style-name="T210_3">requirements</text:span></text:p>
          </table:table-cell>
        </table:table-row>
        <table:table-row table:style-name="Row60">
          <table:table-cell table:style-name="Cell119">
            <text:p text:style-name="P211"><text:span text:style-name="T211_1">Iteration</text:span></text:p>
          </table:table-cell>
          <table:table-cell table:style-name="Cell120">
            <text:p text:style-name="P212"><text:span text:style-name="T212_1">1</text:span></text:p>
          </table:table-cell>
        </table:table-row>
      </table:table>
      <text:p text:style-name="P213"/>
      <text:p text:style-name="P214"><text:span text:style-name="T214_1">Task</text:span><text:span text:style-name="T214_2"><text:s/>5.2<text:s/>:<text:s/></text:span><text:span text:style-name="T214_3">Implement</text:span><text:span text:style-name="T214_4"><text:s/></text:span><text:span text:style-name="T214_5">estimation</text:span><text:span text:style-name="T214_6"><text:s/></text:span><text:span text:style-name="T214_7">calculation</text:span><text:span text:style-name="T214_8">.</text:span></text:p>
      <table:table table:style-name="Table11">
        <table:table-column table:style-name="Column21"/>
        <table:table-column table:style-name="Column22"/>
        <table:table-row table:style-name="Row61">
          <table:table-cell table:style-name="Cell121">
            <text:p text:style-name="P215"><text:span text:style-name="T215_1">Description</text:span><text:span text:style-name="T215_2">:</text:span></text:p>
          </table:table-cell>
          <table:table-cell table:style-name="Cell122">
            <text:p text:style-name="P216"><text:span text:style-name="T216_1">Implement</text:span><text:span text:style-name="T216_2"><text:s/></text:span><text:span text:style-name="T216_3">the</text:span><text:span text:style-name="T216_4"><text:s/></text:span><text:span text:style-name="T216_5">estimation</text:span><text:span text:style-name="T216_6"><text:s/></text:span><text:span text:style-name="T216_7">calculation</text:span><text:span text:style-name="T216_8"><text:s/></text:span><text:span text:style-name="T216_9">algorithm</text:span><text:span text:style-name="T216_10"><text:s/></text:span><text:span text:style-name="T216_11">according</text:span><text:span text:style-name="T216_12"><text:s/></text:span><text:span text:style-name="T216_13">to</text:span><text:span text:style-name="T216_14"><text:s/></text:span><text:span text:style-name="T216_15">Task</text:span><text:span text:style-name="T216_16"><text:s/>#5.1</text:span></text:p>
          </table:table-cell>
        </table:table-row>
        <table:table-row table:style-name="Row62">
          <table:table-cell table:style-name="Cell123">
            <text:p text:style-name="P217"><text:span text:style-name="T217_1">Developer</text:span><text:span text:style-name="T217_2">(</text:span><text:span text:style-name="T217_3">s</text:span><text:span text:style-name="T217_4">)</text:span></text:p>
          </table:table-cell>
          <table:table-cell table:style-name="Cell124">
            <text:p text:style-name="P218"><text:span text:style-name="T218_1">Tommy</text:span><text:span text:style-name="T218_2"><text:s/></text:span><text:span text:style-name="T218_3">Ivarsson</text:span><text:span text:style-name="T218_4">,<text:s/></text:span><text:span text:style-name="T218_5">Oscar</text:span><text:span text:style-name="T218_6"><text:s/></text:span><text:span text:style-name="T218_7">Olsson</text:span></text:p>
          </table:table-cell>
        </table:table-row>
        <table:table-row table:style-name="Row63">
          <table:table-cell table:style-name="Cell125">
            <text:p text:style-name="P219"><text:span text:style-name="T219_1">Dependencies</text:span></text:p>
          </table:table-cell>
          <table:table-cell table:style-name="Cell126">
            <text:p text:style-name="P220"><text:span text:style-name="T220_1">Task</text:span><text:span text:style-name="T220_2"><text:s/>#5.1</text:span></text:p>
          </table:table-cell>
        </table:table-row>
        <table:table-row table:style-name="Row64">
          <table:table-cell table:style-name="Cell127">
            <text:p text:style-name="P221"><text:span text:style-name="T221_1">Estimation</text:span><text:span text:style-name="T221_2"><text:s/>(</text:span><text:span text:style-name="T221_3">h</text:span><text:span text:style-name="T221_4">)</text:span></text:p>
          </table:table-cell>
          <table:table-cell table:style-name="Cell128">
            <text:p text:style-name="P222"><text:span text:style-name="T222_1">10</text:span></text:p>
          </table:table-cell>
        </table:table-row>
        <table:table-row table:style-name="Row65">
          <table:table-cell table:style-name="Cell129">
            <text:p text:style-name="P223"><text:span text:style-name="T223_1">Task</text:span><text:span text:style-name="T223_2"><text:s/></text:span><text:span text:style-name="T223_3">derived</text:span><text:span text:style-name="T223_4"><text:s/></text:span><text:span text:style-name="T223_5">from</text:span><text:span text:style-name="T223_6"><text:s/></text:span><text:span text:style-name="T223_7">requirement</text:span><text:span text:style-name="T223_8">(</text:span><text:span text:style-name="T223_9">s</text:span><text:span text:style-name="T223_10">)</text:span></text:p>
          </table:table-cell>
          <table:table-cell table:style-name="Cell130">
            <text:p text:style-name="P224"><text:span text:style-name="T224_1">All</text:span><text:span text:style-name="T224_2"><text:s/></text:span><text:span text:style-name="T224_3">requirements</text:span></text:p>
          </table:table-cell>
        </table:table-row>
        <table:table-row table:style-name="Row66">
          <table:table-cell table:style-name="Cell131">
            <text:p text:style-name="P225"><text:span text:style-name="T225_1">Iteration</text:span></text:p>
          </table:table-cell>
          <table:table-cell table:style-name="Cell132">
            <text:p text:style-name="P226"><text:span text:style-name="T226_1">2</text:span></text:p>
          </table:table-cell>
        </table:table-row>
      </table:table>
      <text:p text:style-name="P227"/>
      <text:p text:style-name="P228"><text:span text:style-name="T228_1">Task</text:span><text:span text:style-name="T228_2"><text:s/>5.3<text:s/>:<text:s/></text:span><text:span text:style-name="T228_3">Implement</text:span><text:span text:style-name="T228_4"><text:s/></text:span><text:span text:style-name="T228_5">UI</text:span><text:span text:style-name="T228_6"><text:s/></text:span><text:span text:style-name="T228_7">to</text:span><text:span text:style-name="T228_8"><text:s/></text:span><text:span text:style-name="T228_9">let</text:span><text:span text:style-name="T228_10"><text:s/></text:span><text:span text:style-name="T228_11">user</text:span><text:span text:style-name="T228_12"><text:s/></text:span><text:span text:style-name="T228_13">run</text:span><text:span text:style-name="T228_14"><text:s/></text:span><text:span text:style-name="T228_15">estimation</text:span><text:span text:style-name="T228_16"><text:s/></text:span><text:span text:style-name="T228_17">calculation</text:span><text:span text:style-name="T228_18">.</text:span></text:p>
      <table:table table:style-name="Table12">
        <table:table-column table:style-name="Column23"/>
        <table:table-column table:style-name="Column24"/>
        <table:table-row table:style-name="Row67">
          <table:table-cell table:style-name="Cell133">
            <text:p text:style-name="P229"><text:span text:style-name="T229_1">Description</text:span><text:span text:style-name="T229_2">:</text:span></text:p>
          </table:table-cell>
          <table:table-cell table:style-name="Cell134">
            <text:p text:style-name="P230"><text:span text:style-name="T230_1">The</text:span><text:span text:style-name="T230_2"><text:s/></text:span><text:span text:style-name="T230_3">user</text:span><text:span text:style-name="T230_4"><text:s/></text:span><text:span text:style-name="T230_5">should</text:span><text:span text:style-name="T230_6"><text:s/></text:span><text:span text:style-name="T230_7">be</text:span><text:span text:style-name="T230_8"><text:s/></text:span><text:span text:style-name="T230_9">able</text:span><text:span text:style-name="T230_10"><text:s/></text:span><text:span text:style-name="T230_11">to</text:span><text:span text:style-name="T230_12"><text:s/></text:span><text:span text:style-name="T230_13">run</text:span><text:span text:style-name="T230_14"><text:s/></text:span><text:span text:style-name="T230_15">an</text:span><text:span text:style-name="T230_16"><text:s/></text:span><text:span text:style-name="T230_17">estimation</text:span><text:span text:style-name="T230_18"><text:s/></text:span><text:span text:style-name="T230_19">calculation</text:span><text:span text:style-name="T230_20">.</text:span></text:p>
          </table:table-cell>
        </table:table-row>
        <table:table-row table:style-name="Row68">
          <table:table-cell table:style-name="Cell135">
            <text:p text:style-name="P231"><text:span text:style-name="T231_1">Developer</text:span><text:span text:style-name="T231_2">(</text:span><text:span text:style-name="T231_3">s</text:span><text:span text:style-name="T231_4">)</text:span></text:p>
          </table:table-cell>
          <table:table-cell table:style-name="Cell136">
            <text:p text:style-name="P232"><text:span text:style-name="T232_1">Fredrik</text:span><text:span text:style-name="T232_2"><text:s/></text:span><text:span text:style-name="T232_3">Pettersson</text:span><text:span text:style-name="T232_4">,<text:s/></text:span><text:span text:style-name="T232_5">Erik</text:span><text:span text:style-name="T232_6"><text:s/></text:span><text:span text:style-name="T232_7">Westrup</text:span></text:p>
          </table:table-cell>
        </table:table-row>
        <table:table-row table:style-name="Row69">
          <table:table-cell table:style-name="Cell137">
            <text:p text:style-name="P233"><text:span text:style-name="T233_1">Dependencies</text:span></text:p>
          </table:table-cell>
          <table:table-cell table:style-name="Cell138">
            <text:p text:style-name="P234"><text:span text:style-name="T234_1">Task</text:span><text:span text:style-name="T234_2"><text:s/>#5.1</text:span></text:p>
          </table:table-cell>
        </table:table-row>
        <table:table-row table:style-name="Row70">
          <table:table-cell table:style-name="Cell139">
            <text:p text:style-name="P235"><text:span text:style-name="T235_1">Estimation</text:span><text:span text:style-name="T235_2"><text:s/>(</text:span><text:span text:style-name="T235_3">h</text:span><text:span text:style-name="T235_4">)</text:span></text:p>
          </table:table-cell>
          <table:table-cell table:style-name="Cell140">
            <text:p text:style-name="P236"><text:span text:style-name="T236_1">4</text:span></text:p>
          </table:table-cell>
        </table:table-row>
        <table:table-row table:style-name="Row71">
          <table:table-cell table:style-name="Cell141">
            <text:p text:style-name="P237"><text:span text:style-name="T237_1">Task</text:span><text:span text:style-name="T237_2"><text:s/></text:span><text:span text:style-name="T237_3">derived</text:span><text:span text:style-name="T237_4"><text:s/></text:span><text:span text:style-name="T237_5">from</text:span><text:span text:style-name="T237_6"><text:s/></text:span><text:span text:style-name="T237_7">requirement</text:span><text:span text:style-name="T237_8">(</text:span><text:span text:style-name="T237_9">s</text:span><text:span text:style-name="T237_10">)</text:span></text:p>
          </table:table-cell>
          <table:table-cell table:style-name="Cell142">
            <text:p text:style-name="P238"><text:span text:style-name="T238_1">All</text:span><text:span text:style-name="T238_2"><text:s/></text:span><text:span text:style-name="T238_3">requirements</text:span></text:p>
          </table:table-cell>
        </table:table-row>
        <table:table-row table:style-name="Row72">
          <table:table-cell table:style-name="Cell143">
            <text:p text:style-name="P239"><text:span text:style-name="T239_1">Iteration</text:span></text:p>
          </table:table-cell>
          <table:table-cell table:style-name="Cell144">
            <text:p text:style-name="P240"><text:span text:style-name="T240_1">2</text:span></text:p>
          </table:table-cell>
        </table:table-row>
      </table:table>
      <text:p text:style-name="P2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